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5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63.14mm" svg:height="148.01mm" svg:x="280.52mm" svg:y="0.21mm">
            <draw:object draw:notify-on-update-of-ranges="Tabelle1.K1:Tabelle1.K1 Tabelle1.K2:Tabelle1.K20 Tabelle1.L1:Tabelle1.L1 Tabelle1.L2:Tabelle1.L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haseAcc</text:p>
          </table:table-cell>
          <table:covered-table-cell/>
          <table:table-cell table:style-name="ce1" office:value-type="string" calcext:value-type="string" table:number-columns-spanned="2" table:number-rows-spanned="1">
            <text:p>PhaseAcc = i</text:p>
          </table:table-cell>
          <table:covered-table-cell/>
          <table:table-cell table:style-name="ce1" office:value-type="string" calcext:value-type="string" table:number-columns-spanned="2" table:number-rows-spanned="1">
            <text:p>newI</text:p>
          </table:table-cell>
          <table:covered-table-cell/>
          <table:table-cell table:style-name="ce1" office:value-type="string" calcext:value-type="string" table:number-columns-spanned="2" table:number-rows-spanned="1">
            <text:p>newI</text:p>
          </table:table-cell>
          <table:covered-table-cell/>
          <table:table-cell table:style-name="ce2" office:value-type="string" calcext:value-type="string" table:number-columns-spanned="2" table:number-rows-spanned="1">
            <text:p>sine</text:p>
          </table:table-cell>
          <table:covered-table-cell/>
          <table:table-cell table:style-name="ce1" office:value-type="string" calcext:value-type="string" table:number-columns-spanned="2" table:number-rows-spanned="1">
            <text:p>return</text:p>
          </table:table-cell>
          <table:covered-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OD([.A2];512)" office:value-type="float" office:value="0" calcext:value-type="float">
            <text:p>0</text:p>
          </table:table-cell>
          <table:table-cell table:formula="of:=MOD([.B2];512)" office:value-type="float" office:value="0" calcext:value-type="float">
            <text:p>0</text:p>
          </table:table-cell>
          <table:table-cell table:formula="of:=MOD([.C2];256)" office:value-type="float" office:value="0" calcext:value-type="float">
            <text:p>0</text:p>
          </table:table-cell>
          <table:table-cell table:formula="of:=MOD([.D2];256)" office:value-type="float" office:value="0" calcext:value-type="float">
            <text:p>0</text:p>
          </table:table-cell>
          <table:table-cell table:formula="of:=IF([.E2]&gt;=128;256-[.E2]-1;[.E2])" office:value-type="float" office:value="0" calcext:value-type="float">
            <text:p>0</text:p>
          </table:table-cell>
          <table:table-cell table:formula="of:=IF([.F2]&gt;=128;256-[.F2]-1;[.F2])" office:value-type="float" office:value="0" calcext:value-type="float">
            <text:p>0</text:p>
          </table:table-cell>
          <table:table-cell table:formula="of:=SIN(PI()*[.G2]/256)*127+128" office:value-type="float" office:value="128" calcext:value-type="float">
            <text:p>128</text:p>
          </table:table-cell>
          <table:table-cell table:style-name="ce3" table:formula="of:=SIN(PI()*[.H2]/256)*127+128" office:value-type="float" office:value="128" calcext:value-type="float">
            <text:p>128</text:p>
          </table:table-cell>
          <table:table-cell table:style-name="ce3" table:formula="of:=IF([.C2]&gt;=256;255-[.I2];[.I2])" office:value-type="float" office:value="128" calcext:value-type="float">
            <text:p>128</text:p>
          </table:table-cell>
          <table:table-cell table:style-name="ce3" table:formula="of:=IF([.D2]&gt;=256;255-[.J2];[.J2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MOD([.A3];512)" office:value-type="float" office:value="32" calcext:value-type="float">
            <text:p>32</text:p>
          </table:table-cell>
          <table:table-cell table:formula="of:=MOD([.B3];512)" office:value-type="float" office:value="59" calcext:value-type="float">
            <text:p>59</text:p>
          </table:table-cell>
          <table:table-cell table:formula="of:=MOD([.C3];256)" office:value-type="float" office:value="32" calcext:value-type="float">
            <text:p>32</text:p>
          </table:table-cell>
          <table:table-cell table:formula="of:=MOD([.D3];256)" office:value-type="float" office:value="59" calcext:value-type="float">
            <text:p>59</text:p>
          </table:table-cell>
          <table:table-cell table:formula="of:=IF([.E3]&gt;=128;256-[.E3]-1;[.E3])" office:value-type="float" office:value="32" calcext:value-type="float">
            <text:p>32</text:p>
          </table:table-cell>
          <table:table-cell table:formula="of:=IF([.F3]&gt;=128;256-[.F3]-1;[.F3])" office:value-type="float" office:value="59" calcext:value-type="float">
            <text:p>59</text:p>
          </table:table-cell>
          <table:table-cell table:formula="of:=SIN(PI()*[.G3]/256)*127+128" office:value-type="float" office:value="176.600795910366" calcext:value-type="float">
            <text:p>177</text:p>
          </table:table-cell>
          <table:table-cell table:style-name="ce3" table:formula="of:=SIN(PI()*[.H3]/256)*127+128" office:value-type="float" office:value="212.126803753952" calcext:value-type="float">
            <text:p>212</text:p>
          </table:table-cell>
          <table:table-cell table:style-name="ce3" table:formula="of:=IF([.C3]&gt;=256;255-[.I3];[.I3])" office:value-type="float" office:value="176.600795910366" calcext:value-type="float">
            <text:p>177</text:p>
          </table:table-cell>
          <table:table-cell table:style-name="ce3" table:formula="of:=IF([.D3]&gt;=256;255-[.J3];[.J3])" office:value-type="float" office:value="212.126803753952" calcext:value-type="float">
            <text:p>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table:formula="of:=MOD([.A4];512)" office:value-type="float" office:value="64" calcext:value-type="float">
            <text:p>64</text:p>
          </table:table-cell>
          <table:table-cell table:formula="of:=MOD([.B4];512)" office:value-type="float" office:value="118" calcext:value-type="float">
            <text:p>118</text:p>
          </table:table-cell>
          <table:table-cell table:formula="of:=MOD([.C4];256)" office:value-type="float" office:value="64" calcext:value-type="float">
            <text:p>64</text:p>
          </table:table-cell>
          <table:table-cell table:formula="of:=MOD([.D4];256)" office:value-type="float" office:value="118" calcext:value-type="float">
            <text:p>118</text:p>
          </table:table-cell>
          <table:table-cell table:formula="of:=IF([.E4]&gt;=128;256-[.E4]-1;[.E4])" office:value-type="float" office:value="64" calcext:value-type="float">
            <text:p>64</text:p>
          </table:table-cell>
          <table:table-cell table:formula="of:=IF([.F4]&gt;=128;256-[.F4]-1;[.F4])" office:value-type="float" office:value="118" calcext:value-type="float">
            <text:p>118</text:p>
          </table:table-cell>
          <table:table-cell table:formula="of:=SIN(PI()*[.G4]/256)*127+128" office:value-type="float" office:value="217.802561210692" calcext:value-type="float">
            <text:p>218</text:p>
          </table:table-cell>
          <table:table-cell table:style-name="ce3" table:formula="of:=SIN(PI()*[.H4]/256)*127+128" office:value-type="float" office:value="254.044900894036" calcext:value-type="float">
            <text:p>254</text:p>
          </table:table-cell>
          <table:table-cell table:style-name="ce3" table:formula="of:=IF([.C4]&gt;=256;255-[.I4];[.I4])" office:value-type="float" office:value="217.802561210692" calcext:value-type="float">
            <text:p>218</text:p>
          </table:table-cell>
          <table:table-cell table:style-name="ce3" table:formula="of:=IF([.D4]&gt;=256;255-[.J4];[.J4])" office:value-type="float" office:value="254.044900894036" calcext:value-type="float">
            <text:p>2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table:formula="of:=MOD([.A5];512)" office:value-type="float" office:value="96" calcext:value-type="float">
            <text:p>96</text:p>
          </table:table-cell>
          <table:table-cell table:formula="of:=MOD([.B5];512)" office:value-type="float" office:value="177" calcext:value-type="float">
            <text:p>177</text:p>
          </table:table-cell>
          <table:table-cell table:formula="of:=MOD([.C5];256)" office:value-type="float" office:value="96" calcext:value-type="float">
            <text:p>96</text:p>
          </table:table-cell>
          <table:table-cell table:formula="of:=MOD([.D5];256)" office:value-type="float" office:value="177" calcext:value-type="float">
            <text:p>177</text:p>
          </table:table-cell>
          <table:table-cell table:formula="of:=IF([.E5]&gt;=128;256-[.E5]-1;[.E5])" office:value-type="float" office:value="96" calcext:value-type="float">
            <text:p>96</text:p>
          </table:table-cell>
          <table:table-cell table:formula="of:=IF([.F5]&gt;=128;256-[.F5]-1;[.F5])" office:value-type="float" office:value="78" calcext:value-type="float">
            <text:p>78</text:p>
          </table:table-cell>
          <table:table-cell table:formula="of:=SIN(PI()*[.G5]/256)*127+128" office:value-type="float" office:value="245.332700628933" calcext:value-type="float">
            <text:p>245</text:p>
          </table:table-cell>
          <table:table-cell table:style-name="ce3" table:formula="of:=SIN(PI()*[.H5]/256)*127+128" office:value-type="float" office:value="231.833271270251" calcext:value-type="float">
            <text:p>232</text:p>
          </table:table-cell>
          <table:table-cell table:style-name="ce3" table:formula="of:=IF([.C5]&gt;=256;255-[.I5];[.I5])" office:value-type="float" office:value="245.332700628933" calcext:value-type="float">
            <text:p>245</text:p>
          </table:table-cell>
          <table:table-cell table:style-name="ce3" table:formula="of:=IF([.D5]&gt;=256;255-[.J5];[.J5])" office:value-type="float" office:value="231.833271270251" calcext:value-type="float">
            <text:p>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6" calcext:value-type="float">
            <text:p>236</text:p>
          </table:table-cell>
          <table:table-cell table:formula="of:=MOD([.A6];512)" office:value-type="float" office:value="128" calcext:value-type="float">
            <text:p>128</text:p>
          </table:table-cell>
          <table:table-cell table:formula="of:=MOD([.B6];512)" office:value-type="float" office:value="236" calcext:value-type="float">
            <text:p>236</text:p>
          </table:table-cell>
          <table:table-cell table:formula="of:=MOD([.C6];256)" office:value-type="float" office:value="128" calcext:value-type="float">
            <text:p>128</text:p>
          </table:table-cell>
          <table:table-cell table:formula="of:=MOD([.D6];256)" office:value-type="float" office:value="236" calcext:value-type="float">
            <text:p>236</text:p>
          </table:table-cell>
          <table:table-cell table:formula="of:=IF([.E6]&gt;=128;256-[.E6]-1;[.E6])" office:value-type="float" office:value="127" calcext:value-type="float">
            <text:p>127</text:p>
          </table:table-cell>
          <table:table-cell table:formula="of:=IF([.F6]&gt;=128;256-[.F6]-1;[.F6])" office:value-type="float" office:value="19" calcext:value-type="float">
            <text:p>19</text:p>
          </table:table-cell>
          <table:table-cell table:formula="of:=SIN(PI()*[.G6]/256)*127+128" office:value-type="float" office:value="254.990437133571" calcext:value-type="float">
            <text:p>255</text:p>
          </table:table-cell>
          <table:table-cell table:style-name="ce3" table:formula="of:=SIN(PI()*[.H6]/256)*127+128" office:value-type="float" office:value="157.344379751645" calcext:value-type="float">
            <text:p>157</text:p>
          </table:table-cell>
          <table:table-cell table:style-name="ce3" table:formula="of:=IF([.C6]&gt;=256;255-[.I6];[.I6])" office:value-type="float" office:value="254.990437133571" calcext:value-type="float">
            <text:p>255</text:p>
          </table:table-cell>
          <table:table-cell table:style-name="ce3" table:formula="of:=IF([.D6]&gt;=256;255-[.J6];[.J6])" office:value-type="float" office:value="157.344379751645" calcext:value-type="float">
            <text:p>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table:formula="of:=MOD([.A7];512)" office:value-type="float" office:value="160" calcext:value-type="float">
            <text:p>160</text:p>
          </table:table-cell>
          <table:table-cell table:formula="of:=MOD([.B7];512)" office:value-type="float" office:value="295" calcext:value-type="float">
            <text:p>295</text:p>
          </table:table-cell>
          <table:table-cell table:formula="of:=MOD([.C7];256)" office:value-type="float" office:value="160" calcext:value-type="float">
            <text:p>160</text:p>
          </table:table-cell>
          <table:table-cell table:formula="of:=MOD([.D7];256)" office:value-type="float" office:value="39" calcext:value-type="float">
            <text:p>39</text:p>
          </table:table-cell>
          <table:table-cell table:formula="of:=IF([.E7]&gt;=128;256-[.E7]-1;[.E7])" office:value-type="float" office:value="95" calcext:value-type="float">
            <text:p>95</text:p>
          </table:table-cell>
          <table:table-cell table:formula="of:=IF([.F7]&gt;=128;256-[.F7]-1;[.F7])" office:value-type="float" office:value="39" calcext:value-type="float">
            <text:p>39</text:p>
          </table:table-cell>
          <table:table-cell table:formula="of:=SIN(PI()*[.G7]/256)*127+128" office:value-type="float" office:value="244.727459164637" calcext:value-type="float">
            <text:p>245</text:p>
          </table:table-cell>
          <table:table-cell table:style-name="ce3" table:formula="of:=SIN(PI()*[.H7]/256)*127+128" office:value-type="float" office:value="186.488416291696" calcext:value-type="float">
            <text:p>186</text:p>
          </table:table-cell>
          <table:table-cell table:style-name="ce3" table:formula="of:=IF([.C7]&gt;=256;255-[.I7];[.I7])" office:value-type="float" office:value="244.727459164637" calcext:value-type="float">
            <text:p>245</text:p>
          </table:table-cell>
          <table:table-cell table:style-name="ce3" table:formula="of:=IF([.D7]&gt;=256;255-[.J7];[.J7])" office:value-type="float" office:value="68.5115837083035" calcext:value-type="float">
            <text:p>0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table:formula="of:=MOD([.A8];512)" office:value-type="float" office:value="192" calcext:value-type="float">
            <text:p>192</text:p>
          </table:table-cell>
          <table:table-cell table:formula="of:=MOD([.B8];512)" office:value-type="float" office:value="354" calcext:value-type="float">
            <text:p>354</text:p>
          </table:table-cell>
          <table:table-cell table:formula="of:=MOD([.C8];256)" office:value-type="float" office:value="192" calcext:value-type="float">
            <text:p>192</text:p>
          </table:table-cell>
          <table:table-cell table:formula="of:=MOD([.D8];256)" office:value-type="float" office:value="98" calcext:value-type="float">
            <text:p>98</text:p>
          </table:table-cell>
          <table:table-cell table:formula="of:=IF([.E8]&gt;=128;256-[.E8]-1;[.E8])" office:value-type="float" office:value="63" calcext:value-type="float">
            <text:p>63</text:p>
          </table:table-cell>
          <table:table-cell table:formula="of:=IF([.F8]&gt;=128;256-[.F8]-1;[.F8])" office:value-type="float" office:value="98" calcext:value-type="float">
            <text:p>98</text:p>
          </table:table-cell>
          <table:table-cell table:formula="of:=SIN(PI()*[.G8]/256)*127+128" office:value-type="float" office:value="216.69378367494" calcext:value-type="float">
            <text:p>217</text:p>
          </table:table-cell>
          <table:table-cell table:style-name="ce3" table:formula="of:=SIN(PI()*[.H8]/256)*127+128" office:value-type="float" office:value="246.490085452012" calcext:value-type="float">
            <text:p>246</text:p>
          </table:table-cell>
          <table:table-cell table:style-name="ce3" table:formula="of:=IF([.C8]&gt;=256;255-[.I8];[.I8])" office:value-type="float" office:value="216.69378367494" calcext:value-type="float">
            <text:p>217</text:p>
          </table:table-cell>
          <table:table-cell table:style-name="ce3" table:formula="of:=IF([.D8]&gt;=256;255-[.J8];[.J8])" office:value-type="float" office:value="8.50991454798816" calcext:value-type="float">
            <text:p>0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3" calcext:value-type="float">
            <text:p>413</text:p>
          </table:table-cell>
          <table:table-cell table:formula="of:=MOD([.A9];512)" office:value-type="float" office:value="224" calcext:value-type="float">
            <text:p>224</text:p>
          </table:table-cell>
          <table:table-cell table:formula="of:=MOD([.B9];512)" office:value-type="float" office:value="413" calcext:value-type="float">
            <text:p>413</text:p>
          </table:table-cell>
          <table:table-cell table:formula="of:=MOD([.C9];256)" office:value-type="float" office:value="224" calcext:value-type="float">
            <text:p>224</text:p>
          </table:table-cell>
          <table:table-cell table:formula="of:=MOD([.D9];256)" office:value-type="float" office:value="157" calcext:value-type="float">
            <text:p>157</text:p>
          </table:table-cell>
          <table:table-cell table:formula="of:=IF([.E9]&gt;=128;256-[.E9]-1;[.E9])" office:value-type="float" office:value="31" calcext:value-type="float">
            <text:p>31</text:p>
          </table:table-cell>
          <table:table-cell table:formula="of:=IF([.F9]&gt;=128;256-[.F9]-1;[.F9])" office:value-type="float" office:value="98" calcext:value-type="float">
            <text:p>98</text:p>
          </table:table-cell>
          <table:table-cell table:formula="of:=SIN(PI()*[.G9]/256)*127+128" office:value-type="float" office:value="175.157283631883" calcext:value-type="float">
            <text:p>175</text:p>
          </table:table-cell>
          <table:table-cell table:style-name="ce3" table:formula="of:=SIN(PI()*[.H9]/256)*127+128" office:value-type="float" office:value="246.490085452012" calcext:value-type="float">
            <text:p>246</text:p>
          </table:table-cell>
          <table:table-cell table:style-name="ce3" table:formula="of:=IF([.C9]&gt;=256;255-[.I9];[.I9])" office:value-type="float" office:value="175.157283631883" calcext:value-type="float">
            <text:p>175</text:p>
          </table:table-cell>
          <table:table-cell table:style-name="ce3" table:formula="of:=IF([.D9]&gt;=256;255-[.J9];[.J9])" office:value-type="float" office:value="8.50991454798816" calcext:value-type="float">
            <text:p>0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2" calcext:value-type="float">
            <text:p>472</text:p>
          </table:table-cell>
          <table:table-cell table:formula="of:=MOD([.A10];512)" office:value-type="float" office:value="256" calcext:value-type="float">
            <text:p>256</text:p>
          </table:table-cell>
          <table:table-cell table:formula="of:=MOD([.B10];512)" office:value-type="float" office:value="472" calcext:value-type="float">
            <text:p>472</text:p>
          </table:table-cell>
          <table:table-cell table:formula="of:=MOD([.C10];256)" office:value-type="float" office:value="0" calcext:value-type="float">
            <text:p>0</text:p>
          </table:table-cell>
          <table:table-cell table:formula="of:=MOD([.D10];256)" office:value-type="float" office:value="216" calcext:value-type="float">
            <text:p>216</text:p>
          </table:table-cell>
          <table:table-cell table:formula="of:=IF([.E10]&gt;=128;256-[.E10]-1;[.E10])" office:value-type="float" office:value="0" calcext:value-type="float">
            <text:p>0</text:p>
          </table:table-cell>
          <table:table-cell table:formula="of:=IF([.F10]&gt;=128;256-[.F10]-1;[.F10])" office:value-type="float" office:value="39" calcext:value-type="float">
            <text:p>39</text:p>
          </table:table-cell>
          <table:table-cell table:formula="of:=SIN(PI()*[.G10]/256)*127+128" office:value-type="float" office:value="128" calcext:value-type="float">
            <text:p>128</text:p>
          </table:table-cell>
          <table:table-cell table:style-name="ce3" table:formula="of:=SIN(PI()*[.H10]/256)*127+128" office:value-type="float" office:value="186.488416291696" calcext:value-type="float">
            <text:p>186</text:p>
          </table:table-cell>
          <table:table-cell table:style-name="ce3" table:formula="of:=IF([.C10]&gt;=256;255-[.I10];[.I10])" office:value-type="float" office:value="127" calcext:value-type="float">
            <text:p>127</text:p>
          </table:table-cell>
          <table:table-cell table:style-name="ce3" table:formula="of:=IF([.D10]&gt;=256;255-[.J10];[.J10])" office:value-type="float" office:value="68.5115837083035" calcext:value-type="float">
            <text:p>06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31" calcext:value-type="float">
            <text:p>531</text:p>
          </table:table-cell>
          <table:table-cell table:formula="of:=MOD([.A11];512)" office:value-type="float" office:value="288" calcext:value-type="float">
            <text:p>288</text:p>
          </table:table-cell>
          <table:table-cell table:formula="of:=MOD([.B11];512)" office:value-type="float" office:value="19" calcext:value-type="float">
            <text:p>19</text:p>
          </table:table-cell>
          <table:table-cell table:formula="of:=MOD([.C11];256)" office:value-type="float" office:value="32" calcext:value-type="float">
            <text:p>32</text:p>
          </table:table-cell>
          <table:table-cell table:formula="of:=MOD([.D11];256)" office:value-type="float" office:value="19" calcext:value-type="float">
            <text:p>19</text:p>
          </table:table-cell>
          <table:table-cell table:formula="of:=IF([.E11]&gt;=128;256-[.E11]-1;[.E11])" office:value-type="float" office:value="32" calcext:value-type="float">
            <text:p>32</text:p>
          </table:table-cell>
          <table:table-cell table:formula="of:=IF([.F11]&gt;=128;256-[.F11]-1;[.F11])" office:value-type="float" office:value="19" calcext:value-type="float">
            <text:p>19</text:p>
          </table:table-cell>
          <table:table-cell table:formula="of:=SIN(PI()*[.G11]/256)*127+128" office:value-type="float" office:value="176.600795910366" calcext:value-type="float">
            <text:p>177</text:p>
          </table:table-cell>
          <table:table-cell table:style-name="ce3" table:formula="of:=SIN(PI()*[.H11]/256)*127+128" office:value-type="float" office:value="157.344379751645" calcext:value-type="float">
            <text:p>157</text:p>
          </table:table-cell>
          <table:table-cell table:style-name="ce3" table:formula="of:=IF([.C11]&gt;=256;255-[.I11];[.I11])" office:value-type="float" office:value="78.3992040896336" calcext:value-type="float">
            <text:p>078</text:p>
          </table:table-cell>
          <table:table-cell table:style-name="ce3" table:formula="of:=IF([.D11]&gt;=256;255-[.J11];[.J11])" office:value-type="float" office:value="157.344379751645" calcext:value-type="float">
            <text:p>1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90" calcext:value-type="float">
            <text:p>590</text:p>
          </table:table-cell>
          <table:table-cell table:formula="of:=MOD([.A12];512)" office:value-type="float" office:value="320" calcext:value-type="float">
            <text:p>320</text:p>
          </table:table-cell>
          <table:table-cell table:formula="of:=MOD([.B12];512)" office:value-type="float" office:value="78" calcext:value-type="float">
            <text:p>78</text:p>
          </table:table-cell>
          <table:table-cell table:formula="of:=MOD([.C12];256)" office:value-type="float" office:value="64" calcext:value-type="float">
            <text:p>64</text:p>
          </table:table-cell>
          <table:table-cell table:formula="of:=MOD([.D12];256)" office:value-type="float" office:value="78" calcext:value-type="float">
            <text:p>78</text:p>
          </table:table-cell>
          <table:table-cell table:formula="of:=IF([.E12]&gt;=128;256-[.E12]-1;[.E12])" office:value-type="float" office:value="64" calcext:value-type="float">
            <text:p>64</text:p>
          </table:table-cell>
          <table:table-cell table:formula="of:=IF([.F12]&gt;=128;256-[.F12]-1;[.F12])" office:value-type="float" office:value="78" calcext:value-type="float">
            <text:p>78</text:p>
          </table:table-cell>
          <table:table-cell table:formula="of:=SIN(PI()*[.G12]/256)*127+128" office:value-type="float" office:value="217.802561210692" calcext:value-type="float">
            <text:p>218</text:p>
          </table:table-cell>
          <table:table-cell table:style-name="ce3" table:formula="of:=SIN(PI()*[.H12]/256)*127+128" office:value-type="float" office:value="231.833271270251" calcext:value-type="float">
            <text:p>232</text:p>
          </table:table-cell>
          <table:table-cell table:style-name="ce3" table:formula="of:=IF([.C12]&gt;=256;255-[.I12];[.I12])" office:value-type="float" office:value="37.1974387893085" calcext:value-type="float">
            <text:p>037</text:p>
          </table:table-cell>
          <table:table-cell table:style-name="ce3" table:formula="of:=IF([.D12]&gt;=256;255-[.J12];[.J12])" office:value-type="float" office:value="231.833271270251" calcext:value-type="float">
            <text:p>2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49" calcext:value-type="float">
            <text:p>649</text:p>
          </table:table-cell>
          <table:table-cell table:formula="of:=MOD([.A13];512)" office:value-type="float" office:value="352" calcext:value-type="float">
            <text:p>352</text:p>
          </table:table-cell>
          <table:table-cell table:formula="of:=MOD([.B13];512)" office:value-type="float" office:value="137" calcext:value-type="float">
            <text:p>137</text:p>
          </table:table-cell>
          <table:table-cell table:formula="of:=MOD([.C13];256)" office:value-type="float" office:value="96" calcext:value-type="float">
            <text:p>96</text:p>
          </table:table-cell>
          <table:table-cell table:formula="of:=MOD([.D13];256)" office:value-type="float" office:value="137" calcext:value-type="float">
            <text:p>137</text:p>
          </table:table-cell>
          <table:table-cell table:formula="of:=IF([.E13]&gt;=128;256-[.E13]-1;[.E13])" office:value-type="float" office:value="96" calcext:value-type="float">
            <text:p>96</text:p>
          </table:table-cell>
          <table:table-cell table:formula="of:=IF([.F13]&gt;=128;256-[.F13]-1;[.F13])" office:value-type="float" office:value="118" calcext:value-type="float">
            <text:p>118</text:p>
          </table:table-cell>
          <table:table-cell table:formula="of:=SIN(PI()*[.G13]/256)*127+128" office:value-type="float" office:value="245.332700628933" calcext:value-type="float">
            <text:p>245</text:p>
          </table:table-cell>
          <table:table-cell table:style-name="ce3" table:formula="of:=SIN(PI()*[.H13]/256)*127+128" office:value-type="float" office:value="254.044900894036" calcext:value-type="float">
            <text:p>254</text:p>
          </table:table-cell>
          <table:table-cell table:style-name="ce3" table:formula="of:=IF([.C13]&gt;=256;255-[.I13];[.I13])" office:value-type="float" office:value="9.66729937106658" calcext:value-type="float">
            <text:p>010</text:p>
          </table:table-cell>
          <table:table-cell table:style-name="ce3" table:formula="of:=IF([.D13]&gt;=256;255-[.J13];[.J13])" office:value-type="float" office:value="254.044900894036" calcext:value-type="float">
            <text:p>2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08" calcext:value-type="float">
            <text:p>708</text:p>
          </table:table-cell>
          <table:table-cell table:formula="of:=MOD([.A14];512)" office:value-type="float" office:value="384" calcext:value-type="float">
            <text:p>384</text:p>
          </table:table-cell>
          <table:table-cell table:formula="of:=MOD([.B14];512)" office:value-type="float" office:value="196" calcext:value-type="float">
            <text:p>196</text:p>
          </table:table-cell>
          <table:table-cell table:formula="of:=MOD([.C14];256)" office:value-type="float" office:value="128" calcext:value-type="float">
            <text:p>128</text:p>
          </table:table-cell>
          <table:table-cell table:formula="of:=MOD([.D14];256)" office:value-type="float" office:value="196" calcext:value-type="float">
            <text:p>196</text:p>
          </table:table-cell>
          <table:table-cell table:formula="of:=IF([.E14]&gt;=128;256-[.E14]-1;[.E14])" office:value-type="float" office:value="127" calcext:value-type="float">
            <text:p>127</text:p>
          </table:table-cell>
          <table:table-cell table:formula="of:=IF([.F14]&gt;=128;256-[.F14]-1;[.F14])" office:value-type="float" office:value="59" calcext:value-type="float">
            <text:p>59</text:p>
          </table:table-cell>
          <table:table-cell table:formula="of:=SIN(PI()*[.G14]/256)*127+128" office:value-type="float" office:value="254.990437133571" calcext:value-type="float">
            <text:p>255</text:p>
          </table:table-cell>
          <table:table-cell table:style-name="ce3" table:formula="of:=SIN(PI()*[.H14]/256)*127+128" office:value-type="float" office:value="212.126803753952" calcext:value-type="float">
            <text:p>212</text:p>
          </table:table-cell>
          <table:table-cell table:style-name="ce3" table:formula="of:=IF([.C14]&gt;=256;255-[.I14];[.I14])" office:value-type="float" office:value="0.00956286642866644" calcext:value-type="float">
            <text:p>000</text:p>
          </table:table-cell>
          <table:table-cell table:style-name="ce3" table:formula="of:=IF([.D14]&gt;=256;255-[.J14];[.J14])" office:value-type="float" office:value="212.126803753952" calcext:value-type="float">
            <text:p>2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67" calcext:value-type="float">
            <text:p>767</text:p>
          </table:table-cell>
          <table:table-cell table:formula="of:=MOD([.A15];512)" office:value-type="float" office:value="416" calcext:value-type="float">
            <text:p>416</text:p>
          </table:table-cell>
          <table:table-cell table:formula="of:=MOD([.B15];512)" office:value-type="float" office:value="255" calcext:value-type="float">
            <text:p>255</text:p>
          </table:table-cell>
          <table:table-cell table:formula="of:=MOD([.C15];256)" office:value-type="float" office:value="160" calcext:value-type="float">
            <text:p>160</text:p>
          </table:table-cell>
          <table:table-cell table:formula="of:=MOD([.D15];256)" office:value-type="float" office:value="255" calcext:value-type="float">
            <text:p>255</text:p>
          </table:table-cell>
          <table:table-cell table:formula="of:=IF([.E15]&gt;=128;256-[.E15]-1;[.E15])" office:value-type="float" office:value="95" calcext:value-type="float">
            <text:p>95</text:p>
          </table:table-cell>
          <table:table-cell table:formula="of:=IF([.F15]&gt;=128;256-[.F15]-1;[.F15])" office:value-type="float" office:value="0" calcext:value-type="float">
            <text:p>0</text:p>
          </table:table-cell>
          <table:table-cell table:formula="of:=SIN(PI()*[.G15]/256)*127+128" office:value-type="float" office:value="244.727459164637" calcext:value-type="float">
            <text:p>245</text:p>
          </table:table-cell>
          <table:table-cell table:style-name="ce3" table:formula="of:=SIN(PI()*[.H15]/256)*127+128" office:value-type="float" office:value="128" calcext:value-type="float">
            <text:p>128</text:p>
          </table:table-cell>
          <table:table-cell table:style-name="ce3" table:formula="of:=IF([.C15]&gt;=256;255-[.I15];[.I15])" office:value-type="float" office:value="10.2725408353627" calcext:value-type="float">
            <text:p>010</text:p>
          </table:table-cell>
          <table:table-cell table:style-name="ce3" table:formula="of:=IF([.D15]&gt;=256;255-[.J15];[.J15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26" calcext:value-type="float">
            <text:p>826</text:p>
          </table:table-cell>
          <table:table-cell table:formula="of:=MOD([.A16];512)" office:value-type="float" office:value="448" calcext:value-type="float">
            <text:p>448</text:p>
          </table:table-cell>
          <table:table-cell table:formula="of:=MOD([.B16];512)" office:value-type="float" office:value="314" calcext:value-type="float">
            <text:p>314</text:p>
          </table:table-cell>
          <table:table-cell table:formula="of:=MOD([.C16];256)" office:value-type="float" office:value="192" calcext:value-type="float">
            <text:p>192</text:p>
          </table:table-cell>
          <table:table-cell table:formula="of:=MOD([.D16];256)" office:value-type="float" office:value="58" calcext:value-type="float">
            <text:p>58</text:p>
          </table:table-cell>
          <table:table-cell table:formula="of:=IF([.E16]&gt;=128;256-[.E16]-1;[.E16])" office:value-type="float" office:value="63" calcext:value-type="float">
            <text:p>63</text:p>
          </table:table-cell>
          <table:table-cell table:formula="of:=IF([.F16]&gt;=128;256-[.F16]-1;[.F16])" office:value-type="float" office:value="58" calcext:value-type="float">
            <text:p>58</text:p>
          </table:table-cell>
          <table:table-cell table:formula="of:=SIN(PI()*[.G16]/256)*127+128" office:value-type="float" office:value="216.69378367494" calcext:value-type="float">
            <text:p>217</text:p>
          </table:table-cell>
          <table:table-cell table:style-name="ce3" table:formula="of:=SIN(PI()*[.H16]/256)*127+128" office:value-type="float" office:value="210.95295105513" calcext:value-type="float">
            <text:p>211</text:p>
          </table:table-cell>
          <table:table-cell table:style-name="ce3" table:formula="of:=IF([.C16]&gt;=256;255-[.I16];[.I16])" office:value-type="float" office:value="38.3062163250604" calcext:value-type="float">
            <text:p>038</text:p>
          </table:table-cell>
          <table:table-cell table:style-name="ce3" table:formula="of:=IF([.D16]&gt;=256;255-[.J16];[.J16])" office:value-type="float" office:value="44.0470489448704" calcext:value-type="float">
            <text:p>0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85" calcext:value-type="float">
            <text:p>885</text:p>
          </table:table-cell>
          <table:table-cell table:formula="of:=MOD([.A17];512)" office:value-type="float" office:value="480" calcext:value-type="float">
            <text:p>480</text:p>
          </table:table-cell>
          <table:table-cell table:formula="of:=MOD([.B17];512)" office:value-type="float" office:value="373" calcext:value-type="float">
            <text:p>373</text:p>
          </table:table-cell>
          <table:table-cell table:formula="of:=MOD([.C17];256)" office:value-type="float" office:value="224" calcext:value-type="float">
            <text:p>224</text:p>
          </table:table-cell>
          <table:table-cell table:formula="of:=MOD([.D17];256)" office:value-type="float" office:value="117" calcext:value-type="float">
            <text:p>117</text:p>
          </table:table-cell>
          <table:table-cell table:formula="of:=IF([.E17]&gt;=128;256-[.E17]-1;[.E17])" office:value-type="float" office:value="31" calcext:value-type="float">
            <text:p>31</text:p>
          </table:table-cell>
          <table:table-cell table:formula="of:=IF([.F17]&gt;=128;256-[.F17]-1;[.F17])" office:value-type="float" office:value="117" calcext:value-type="float">
            <text:p>117</text:p>
          </table:table-cell>
          <table:table-cell table:formula="of:=SIN(PI()*[.G17]/256)*127+128" office:value-type="float" office:value="175.157283631883" calcext:value-type="float">
            <text:p>175</text:p>
          </table:table-cell>
          <table:table-cell table:style-name="ce3" table:formula="of:=SIN(PI()*[.H17]/256)*127+128" office:value-type="float" office:value="253.844634699328" calcext:value-type="float">
            <text:p>254</text:p>
          </table:table-cell>
          <table:table-cell table:style-name="ce3" table:formula="of:=IF([.C17]&gt;=256;255-[.I17];[.I17])" office:value-type="float" office:value="79.8427163681166" calcext:value-type="float">
            <text:p>080</text:p>
          </table:table-cell>
          <table:table-cell table:style-name="ce3" table:formula="of:=IF([.D17]&gt;=256;255-[.J17];[.J17])" office:value-type="float" office:value="1.15536530067195" calcext:value-type="float">
            <text:p>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44" calcext:value-type="float">
            <text:p>944</text:p>
          </table:table-cell>
          <table:table-cell table:formula="of:=MOD([.A18];512)" office:value-type="float" office:value="0" calcext:value-type="float">
            <text:p>0</text:p>
          </table:table-cell>
          <table:table-cell table:formula="of:=MOD([.B18];512)" office:value-type="float" office:value="432" calcext:value-type="float">
            <text:p>432</text:p>
          </table:table-cell>
          <table:table-cell table:formula="of:=MOD([.C18];256)" office:value-type="float" office:value="0" calcext:value-type="float">
            <text:p>0</text:p>
          </table:table-cell>
          <table:table-cell table:formula="of:=MOD([.D18];256)" office:value-type="float" office:value="176" calcext:value-type="float">
            <text:p>176</text:p>
          </table:table-cell>
          <table:table-cell table:formula="of:=IF([.E18]&gt;=128;256-[.E18]-1;[.E18])" office:value-type="float" office:value="0" calcext:value-type="float">
            <text:p>0</text:p>
          </table:table-cell>
          <table:table-cell table:formula="of:=IF([.F18]&gt;=128;256-[.F18]-1;[.F18])" office:value-type="float" office:value="79" calcext:value-type="float">
            <text:p>79</text:p>
          </table:table-cell>
          <table:table-cell table:formula="of:=SIN(PI()*[.G18]/256)*127+128" office:value-type="float" office:value="128" calcext:value-type="float">
            <text:p>128</text:p>
          </table:table-cell>
          <table:table-cell table:style-name="ce3" table:formula="of:=SIN(PI()*[.H18]/256)*127+128" office:value-type="float" office:value="232.722841453698" calcext:value-type="float">
            <text:p>233</text:p>
          </table:table-cell>
          <table:table-cell table:style-name="ce3" table:formula="of:=IF([.C18]&gt;=256;255-[.I18];[.I18])" office:value-type="float" office:value="128" calcext:value-type="float">
            <text:p>128</text:p>
          </table:table-cell>
          <table:table-cell table:style-name="ce3" table:formula="of:=IF([.D18]&gt;=256;255-[.J18];[.J18])" office:value-type="float" office:value="22.2771585463018" calcext:value-type="float">
            <text:p>0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03" calcext:value-type="float">
            <text:p>1003</text:p>
          </table:table-cell>
          <table:table-cell table:formula="of:=MOD([.A19];512)" office:value-type="float" office:value="32" calcext:value-type="float">
            <text:p>32</text:p>
          </table:table-cell>
          <table:table-cell table:formula="of:=MOD([.B19];512)" office:value-type="float" office:value="491" calcext:value-type="float">
            <text:p>491</text:p>
          </table:table-cell>
          <table:table-cell table:formula="of:=MOD([.C19];256)" office:value-type="float" office:value="32" calcext:value-type="float">
            <text:p>32</text:p>
          </table:table-cell>
          <table:table-cell table:formula="of:=MOD([.D19];256)" office:value-type="float" office:value="235" calcext:value-type="float">
            <text:p>235</text:p>
          </table:table-cell>
          <table:table-cell table:formula="of:=IF([.E19]&gt;=128;256-[.E19]-1;[.E19])" office:value-type="float" office:value="32" calcext:value-type="float">
            <text:p>32</text:p>
          </table:table-cell>
          <table:table-cell table:formula="of:=IF([.F19]&gt;=128;256-[.F19]-1;[.F19])" office:value-type="float" office:value="20" calcext:value-type="float">
            <text:p>20</text:p>
          </table:table-cell>
          <table:table-cell table:formula="of:=SIN(PI()*[.G19]/256)*127+128" office:value-type="float" office:value="176.600795910366" calcext:value-type="float">
            <text:p>177</text:p>
          </table:table-cell>
          <table:table-cell table:style-name="ce3" table:formula="of:=SIN(PI()*[.H19]/256)*127+128" office:value-type="float" office:value="158.858482847715" calcext:value-type="float">
            <text:p>159</text:p>
          </table:table-cell>
          <table:table-cell table:style-name="ce3" table:formula="of:=IF([.C19]&gt;=256;255-[.I19];[.I19])" office:value-type="float" office:value="176.600795910366" calcext:value-type="float">
            <text:p>177</text:p>
          </table:table-cell>
          <table:table-cell table:style-name="ce3" table:formula="of:=IF([.D19]&gt;=256;255-[.J19];[.J19])" office:value-type="float" office:value="96.1415171522855" calcext:value-type="float">
            <text:p>09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62" calcext:value-type="float">
            <text:p>1062</text:p>
          </table:table-cell>
          <table:table-cell table:formula="of:=MOD([.A20];512)" office:value-type="float" office:value="64" calcext:value-type="float">
            <text:p>64</text:p>
          </table:table-cell>
          <table:table-cell table:formula="of:=MOD([.B20];512)" office:value-type="float" office:value="38" calcext:value-type="float">
            <text:p>38</text:p>
          </table:table-cell>
          <table:table-cell table:formula="of:=MOD([.C20];256)" office:value-type="float" office:value="64" calcext:value-type="float">
            <text:p>64</text:p>
          </table:table-cell>
          <table:table-cell table:formula="of:=MOD([.D20];256)" office:value-type="float" office:value="38" calcext:value-type="float">
            <text:p>38</text:p>
          </table:table-cell>
          <table:table-cell table:formula="of:=IF([.E20]&gt;=128;256-[.E20]-1;[.E20])" office:value-type="float" office:value="64" calcext:value-type="float">
            <text:p>64</text:p>
          </table:table-cell>
          <table:table-cell table:formula="of:=IF([.F20]&gt;=128;256-[.F20]-1;[.F20])" office:value-type="float" office:value="38" calcext:value-type="float">
            <text:p>38</text:p>
          </table:table-cell>
          <table:table-cell table:formula="of:=SIN(PI()*[.G20]/256)*127+128" office:value-type="float" office:value="217.802561210692" calcext:value-type="float">
            <text:p>218</text:p>
          </table:table-cell>
          <table:table-cell table:style-name="ce3" table:formula="of:=SIN(PI()*[.H20]/256)*127+128" office:value-type="float" office:value="185.100638866135" calcext:value-type="float">
            <text:p>185</text:p>
          </table:table-cell>
          <table:table-cell table:style-name="ce3" table:formula="of:=IF([.C20]&gt;=256;255-[.I20];[.I20])" office:value-type="float" office:value="217.802561210692" calcext:value-type="float">
            <text:p>218</text:p>
          </table:table-cell>
          <table:table-cell table:style-name="ce3" table:formula="of:=IF([.D20]&gt;=256;255-[.J20];[.J20])" office:value-type="float" office:value="185.100638866135" calcext:value-type="float">
            <text:p>18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8"/>
          <table:table-cell table:style-name="ce3"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8"/>
          <table:table-cell table:style-name="ce3" table:number-columns-repeated="3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shapes>
          <draw:frame draw:z-index="0" draw:style-name="gr1" draw:text-style-name="P1" svg:width="348.95mm" svg:height="196.27mm" svg:x="146.92mm" svg:y="1.86mm">
            <draw:object draw:notify-on-update-of-ranges="Tabelle2.A1:Tabelle2.A128 Tabelle2.B1:Tabelle2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table:formula="of:=SIN([.C1])*127+128" office:value-type="float" office:value="128" calcext:value-type="float">
            <text:p>128</text:p>
          </table:table-cell>
          <table:table-cell table:formula="of:=PI()*[.D1]" office:value-type="float" office:value="0" calcext:value-type="float">
            <text:p>0</text:p>
          </table:table-cell>
          <table:table-cell table:formula="of:=[.E1]/2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IN(PI()*[.E1]/256)*127+12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[.C2])*127+128" office:value-type="float" office:value="129.558485362286" calcext:value-type="float">
            <text:p>130</text:p>
          </table:table-cell>
          <table:table-cell table:formula="of:=PI()*[.D2]" office:value-type="float" office:value="0.0122718463030851" calcext:value-type="float">
            <text:p>0,012271846303085</text:p>
          </table:table-cell>
          <table:table-cell table:formula="of:=[.E2]/256" office:value-type="float" office:value="0.00390625" calcext:value-type="float">
            <text:p>0,00390625</text:p>
          </table:table-cell>
          <table:table-cell office:value-type="float" office:value="1" calcext:value-type="float">
            <text:p>1</text:p>
          </table:table-cell>
          <table:table-cell table:formula="of:=SIN(PI()*[.E2]/256)*127+128" office:value-type="float" office:value="129.558485362286" calcext:value-type="float">
            <text:p>129,5584853622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[.C3])*127+128" office:value-type="float" office:value="131.11673602241" calcext:value-type="float">
            <text:p>131</text:p>
          </table:table-cell>
          <table:table-cell table:formula="of:=PI()*[.D3]" office:value-type="float" office:value="0.0245436926061703" calcext:value-type="float">
            <text:p>0,02454369260617</text:p>
          </table:table-cell>
          <table:table-cell table:formula="of:=[.E3]/256" office:value-type="float" office:value="0.0078125" calcext:value-type="float">
            <text:p>0,0078125</text:p>
          </table:table-cell>
          <table:table-cell office:value-type="float" office:value="2" calcext:value-type="float">
            <text:p>2</text:p>
          </table:table-cell>
          <table:table-cell table:formula="of:=SIN(PI()*[.E3]/256)*127+128" office:value-type="float" office:value="131.11673602241" calcext:value-type="float">
            <text:p>131,116736022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[.C4])*127+128" office:value-type="float" office:value="132.674517313553" calcext:value-type="float">
            <text:p>133</text:p>
          </table:table-cell>
          <table:table-cell table:formula="of:=PI()*[.D4]" office:value-type="float" office:value="0.0368155389092554" calcext:value-type="float">
            <text:p>0,036815538909255</text:p>
          </table:table-cell>
          <table:table-cell table:formula="of:=[.E4]/256" office:value-type="float" office:value="0.01171875" calcext:value-type="float">
            <text:p>0,01171875</text:p>
          </table:table-cell>
          <table:table-cell office:value-type="float" office:value="3" calcext:value-type="float">
            <text:p>3</text:p>
          </table:table-cell>
          <table:table-cell table:formula="of:=SIN(PI()*[.E4]/256)*127+128" office:value-type="float" office:value="132.674517313553" calcext:value-type="float">
            <text:p>132,6745173135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[.C5])*127+128" office:value-type="float" office:value="134.231594639582" calcext:value-type="float">
            <text:p>134</text:p>
          </table:table-cell>
          <table:table-cell table:formula="of:=PI()*[.D5]" office:value-type="float" office:value="0.0490873852123405" calcext:value-type="float">
            <text:p>0,049087385212341</text:p>
          </table:table-cell>
          <table:table-cell table:formula="of:=[.E5]/256" office:value-type="float" office:value="0.015625" calcext:value-type="float">
            <text:p>0,015625</text:p>
          </table:table-cell>
          <table:table-cell office:value-type="float" office:value="4" calcext:value-type="float">
            <text:p>4</text:p>
          </table:table-cell>
          <table:table-cell table:formula="of:=SIN(PI()*[.E5]/256)*127+128" office:value-type="float" office:value="134.231594639582" calcext:value-type="float">
            <text:p>134,2315946395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[.C6])*127+128" office:value-type="float" office:value="135.787733510381" calcext:value-type="float">
            <text:p>136</text:p>
          </table:table-cell>
          <table:table-cell table:formula="of:=PI()*[.D6]" office:value-type="float" office:value="0.0613592315154256" calcext:value-type="float">
            <text:p>0,061359231515426</text:p>
          </table:table-cell>
          <table:table-cell table:formula="of:=[.E6]/256" office:value-type="float" office:value="0.01953125" calcext:value-type="float">
            <text:p>0,01953125</text:p>
          </table:table-cell>
          <table:table-cell office:value-type="float" office:value="5" calcext:value-type="float">
            <text:p>5</text:p>
          </table:table-cell>
          <table:table-cell table:formula="of:=SIN(PI()*[.E6]/256)*127+128" office:value-type="float" office:value="135.787733510381" calcext:value-type="float">
            <text:p>135,7877335103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[.C7])*127+128" office:value-type="float" office:value="137.342699577158" calcext:value-type="float">
            <text:p>137</text:p>
          </table:table-cell>
          <table:table-cell table:formula="of:=PI()*[.D7]" office:value-type="float" office:value="0.0736310778185108" calcext:value-type="float">
            <text:p>0,073631077818511</text:p>
          </table:table-cell>
          <table:table-cell table:formula="of:=[.E7]/256" office:value-type="float" office:value="0.0234375" calcext:value-type="float">
            <text:p>0,0234375</text:p>
          </table:table-cell>
          <table:table-cell office:value-type="float" office:value="6" calcext:value-type="float">
            <text:p>6</text:p>
          </table:table-cell>
          <table:table-cell table:formula="of:=SIN(PI()*[.E7]/256)*127+128" office:value-type="float" office:value="137.342699577158" calcext:value-type="float">
            <text:p>137,3426995771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[.C8])*127+128" office:value-type="float" office:value="138.896258667744" calcext:value-type="float">
            <text:p>139</text:p>
          </table:table-cell>
          <table:table-cell table:formula="of:=PI()*[.D8]" office:value-type="float" office:value="0.0859029241215959" calcext:value-type="float">
            <text:p>0,085902924121596</text:p>
          </table:table-cell>
          <table:table-cell table:formula="of:=[.E8]/256" office:value-type="float" office:value="0.02734375" calcext:value-type="float">
            <text:p>0,02734375</text:p>
          </table:table-cell>
          <table:table-cell office:value-type="float" office:value="7" calcext:value-type="float">
            <text:p>7</text:p>
          </table:table-cell>
          <table:table-cell table:formula="of:=SIN(PI()*[.E8]/256)*127+128" office:value-type="float" office:value="138.896258667744" calcext:value-type="float">
            <text:p>138,8962586677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[.C9])*127+128" office:value-type="float" office:value="140.448176821854" calcext:value-type="float">
            <text:p>140</text:p>
          </table:table-cell>
          <table:table-cell table:formula="of:=PI()*[.D9]" office:value-type="float" office:value="0.098174770424681" calcext:value-type="float">
            <text:p>0,098174770424681</text:p>
          </table:table-cell>
          <table:table-cell table:formula="of:=[.E9]/256" office:value-type="float" office:value="0.03125" calcext:value-type="float">
            <text:p>0,03125</text:p>
          </table:table-cell>
          <table:table-cell office:value-type="float" office:value="8" calcext:value-type="float">
            <text:p>8</text:p>
          </table:table-cell>
          <table:table-cell table:formula="of:=SIN(PI()*[.E9]/256)*127+128" office:value-type="float" office:value="140.448176821854" calcext:value-type="float">
            <text:p>140,4481768218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[.C10])*127+128" office:value-type="float" office:value="141.998220326323" calcext:value-type="float">
            <text:p>142</text:p>
          </table:table-cell>
          <table:table-cell table:formula="of:=PI()*[.D10]" office:value-type="float" office:value="0.110446616727766" calcext:value-type="float">
            <text:p>0,110446616727766</text:p>
          </table:table-cell>
          <table:table-cell table:formula="of:=[.E10]/256" office:value-type="float" office:value="0.03515625" calcext:value-type="float">
            <text:p>0,03515625</text:p>
          </table:table-cell>
          <table:table-cell office:value-type="float" office:value="9" calcext:value-type="float">
            <text:p>9</text:p>
          </table:table-cell>
          <table:table-cell table:formula="of:=SIN(PI()*[.E10]/256)*127+128" office:value-type="float" office:value="141.998220326323" calcext:value-type="float">
            <text:p>141,9982203263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[.C11])*127+128" office:value-type="float" office:value="143.5461557503" calcext:value-type="float">
            <text:p>144</text:p>
          </table:table-cell>
          <table:table-cell table:formula="of:=PI()*[.D11]" office:value-type="float" office:value="0.122718463030851" calcext:value-type="float">
            <text:p>0,122718463030851</text:p>
          </table:table-cell>
          <table:table-cell table:formula="of:=[.E11]/256" office:value-type="float" office:value="0.0390625" calcext:value-type="float">
            <text:p>0,0390625</text:p>
          </table:table-cell>
          <table:table-cell office:value-type="float" office:value="10" calcext:value-type="float">
            <text:p>10</text:p>
          </table:table-cell>
          <table:table-cell table:formula="of:=SIN(PI()*[.E11]/256)*127+128" office:value-type="float" office:value="143.5461557503" calcext:value-type="float">
            <text:p>143,54615575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[.C12])*127+128" office:value-type="float" office:value="145.091749980405" calcext:value-type="float">
            <text:p>145</text:p>
          </table:table-cell>
          <table:table-cell table:formula="of:=PI()*[.D12]" office:value-type="float" office:value="0.134990309333936" calcext:value-type="float">
            <text:p>0,134990309333936</text:p>
          </table:table-cell>
          <table:table-cell table:formula="of:=[.E12]/256" office:value-type="float" office:value="0.04296875" calcext:value-type="float">
            <text:p>0,04296875</text:p>
          </table:table-cell>
          <table:table-cell office:value-type="float" office:value="11" calcext:value-type="float">
            <text:p>11</text:p>
          </table:table-cell>
          <table:table-cell table:formula="of:=SIN(PI()*[.E12]/256)*127+128" office:value-type="float" office:value="145.091749980405" calcext:value-type="float">
            <text:p>145,0917499804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[.C13])*127+128" office:value-type="float" office:value="146.634770255831" calcext:value-type="float">
            <text:p>147</text:p>
          </table:table-cell>
          <table:table-cell table:formula="of:=PI()*[.D13]" office:value-type="float" office:value="0.147262155637022" calcext:value-type="float">
            <text:p>0,147262155637022</text:p>
          </table:table-cell>
          <table:table-cell table:formula="of:=[.E13]/256" office:value-type="float" office:value="0.046875" calcext:value-type="float">
            <text:p>0,046875</text:p>
          </table:table-cell>
          <table:table-cell office:value-type="float" office:value="12" calcext:value-type="float">
            <text:p>12</text:p>
          </table:table-cell>
          <table:table-cell table:formula="of:=SIN(PI()*[.E13]/256)*127+128" office:value-type="float" office:value="146.634770255831" calcext:value-type="float">
            <text:p>146,6347702558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[.C14])*127+128" office:value-type="float" office:value="148.1749842034" calcext:value-type="float">
            <text:p>148</text:p>
          </table:table-cell>
          <table:table-cell table:formula="of:=PI()*[.D14]" office:value-type="float" office:value="0.159534001940107" calcext:value-type="float">
            <text:p>0,159534001940107</text:p>
          </table:table-cell>
          <table:table-cell table:formula="of:=[.E14]/256" office:value-type="float" office:value="0.05078125" calcext:value-type="float">
            <text:p>0,05078125</text:p>
          </table:table-cell>
          <table:table-cell office:value-type="float" office:value="13" calcext:value-type="float">
            <text:p>13</text:p>
          </table:table-cell>
          <table:table-cell table:formula="of:=SIN(PI()*[.E14]/256)*127+128" office:value-type="float" office:value="148.1749842034" calcext:value-type="float">
            <text:p>148,17498420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[.C15])*127+128" office:value-type="float" office:value="149.712159872558" calcext:value-type="float">
            <text:p>150</text:p>
          </table:table-cell>
          <table:table-cell table:formula="of:=PI()*[.D15]" office:value-type="float" office:value="0.171805848243192" calcext:value-type="float">
            <text:p>0,171805848243192</text:p>
          </table:table-cell>
          <table:table-cell table:formula="of:=[.E15]/256" office:value-type="float" office:value="0.0546875" calcext:value-type="float">
            <text:p>0,0546875</text:p>
          </table:table-cell>
          <table:table-cell office:value-type="float" office:value="14" calcext:value-type="float">
            <text:p>14</text:p>
          </table:table-cell>
          <table:table-cell table:formula="of:=SIN(PI()*[.E15]/256)*127+128" office:value-type="float" office:value="149.712159872558" calcext:value-type="float">
            <text:p>149,7121598725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[.C16])*127+128" office:value-type="float" office:value="151.246065770303" calcext:value-type="float">
            <text:p>151</text:p>
          </table:table-cell>
          <table:table-cell table:formula="of:=PI()*[.D16]" office:value-type="float" office:value="0.184077694546277" calcext:value-type="float">
            <text:p>0,184077694546277</text:p>
          </table:table-cell>
          <table:table-cell table:formula="of:=[.E16]/256" office:value-type="float" office:value="0.05859375" calcext:value-type="float">
            <text:p>0,05859375</text:p>
          </table:table-cell>
          <table:table-cell office:value-type="float" office:value="15" calcext:value-type="float">
            <text:p>15</text:p>
          </table:table-cell>
          <table:table-cell table:formula="of:=SIN(PI()*[.E16]/256)*127+128" office:value-type="float" office:value="151.246065770303" calcext:value-type="float">
            <text:p>151,2460657703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[.C17])*127+128" office:value-type="float" office:value="152.776470896048" calcext:value-type="float">
            <text:p>153</text:p>
          </table:table-cell>
          <table:table-cell table:formula="of:=PI()*[.D17]" office:value-type="float" office:value="0.196349540849362" calcext:value-type="float">
            <text:p>0,196349540849362</text:p>
          </table:table-cell>
          <table:table-cell table:formula="of:=[.E17]/256" office:value-type="float" office:value="0.0625" calcext:value-type="float">
            <text:p>0,0625</text:p>
          </table:table-cell>
          <table:table-cell office:value-type="float" office:value="16" calcext:value-type="float">
            <text:p>16</text:p>
          </table:table-cell>
          <table:table-cell table:formula="of:=SIN(PI()*[.E17]/256)*127+128" office:value-type="float" office:value="152.776470896048" calcext:value-type="float">
            <text:p>152,7764708960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[.C18])*127+128" office:value-type="float" office:value="154.303144776412" calcext:value-type="float">
            <text:p>154</text:p>
          </table:table-cell>
          <table:table-cell table:formula="of:=PI()*[.D18]" office:value-type="float" office:value="0.208621387152447" calcext:value-type="float">
            <text:p>0,208621387152447</text:p>
          </table:table-cell>
          <table:table-cell table:formula="of:=[.E18]/256" office:value-type="float" office:value="0.06640625" calcext:value-type="float">
            <text:p>0,06640625</text:p>
          </table:table-cell>
          <table:table-cell office:value-type="float" office:value="17" calcext:value-type="float">
            <text:p>17</text:p>
          </table:table-cell>
          <table:table-cell table:formula="of:=SIN(PI()*[.E18]/256)*127+128" office:value-type="float" office:value="154.303144776412" calcext:value-type="float">
            <text:p>154,3031447764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[.C19])*127+128" office:value-type="float" office:value="155.825857499922" calcext:value-type="float">
            <text:p>156</text:p>
          </table:table-cell>
          <table:table-cell table:formula="of:=PI()*[.D19]" office:value-type="float" office:value="0.220893233455532" calcext:value-type="float">
            <text:p>0,220893233455532</text:p>
          </table:table-cell>
          <table:table-cell table:formula="of:=[.E19]/256" office:value-type="float" office:value="0.0703125" calcext:value-type="float">
            <text:p>0,0703125</text:p>
          </table:table-cell>
          <table:table-cell office:value-type="float" office:value="18" calcext:value-type="float">
            <text:p>18</text:p>
          </table:table-cell>
          <table:table-cell table:formula="of:=SIN(PI()*[.E19]/256)*127+128" office:value-type="float" office:value="155.825857499922" calcext:value-type="float">
            <text:p>155,8258574999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[.C20])*127+128" office:value-type="float" office:value="157.344379751645" calcext:value-type="float">
            <text:p>157</text:p>
          </table:table-cell>
          <table:table-cell table:formula="of:=PI()*[.D20]" office:value-type="float" office:value="0.233165079758617" calcext:value-type="float">
            <text:p>0,233165079758617</text:p>
          </table:table-cell>
          <table:table-cell table:formula="of:=[.E20]/256" office:value-type="float" office:value="0.07421875" calcext:value-type="float">
            <text:p>0,07421875</text:p>
          </table:table-cell>
          <table:table-cell office:value-type="float" office:value="19" calcext:value-type="float">
            <text:p>19</text:p>
          </table:table-cell>
          <table:table-cell table:formula="of:=SIN(PI()*[.E20]/256)*127+128" office:value-type="float" office:value="157.344379751645" calcext:value-type="float">
            <text:p>157,3443797516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[.C21])*127+128" office:value-type="float" office:value="158.858482847715" calcext:value-type="float">
            <text:p>159</text:p>
          </table:table-cell>
          <table:table-cell table:formula="of:=PI()*[.D21]" office:value-type="float" office:value="0.245436926061703" calcext:value-type="float">
            <text:p>0,245436926061703</text:p>
          </table:table-cell>
          <table:table-cell table:formula="of:=[.E21]/256" office:value-type="float" office:value="0.078125" calcext:value-type="float">
            <text:p>0,078125</text:p>
          </table:table-cell>
          <table:table-cell office:value-type="float" office:value="20" calcext:value-type="float">
            <text:p>20</text:p>
          </table:table-cell>
          <table:table-cell table:formula="of:=SIN(PI()*[.E21]/256)*127+128" office:value-type="float" office:value="158.858482847715" calcext:value-type="float">
            <text:p>158,8584828477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[.C22])*127+128" office:value-type="float" office:value="160.367938769773" calcext:value-type="float">
            <text:p>160</text:p>
          </table:table-cell>
          <table:table-cell table:formula="of:=PI()*[.D22]" office:value-type="float" office:value="0.257708772364788" calcext:value-type="float">
            <text:p>0,257708772364788</text:p>
          </table:table-cell>
          <table:table-cell table:formula="of:=[.E22]/256" office:value-type="float" office:value="0.08203125" calcext:value-type="float">
            <text:p>0,08203125</text:p>
          </table:table-cell>
          <table:table-cell office:value-type="float" office:value="21" calcext:value-type="float">
            <text:p>21</text:p>
          </table:table-cell>
          <table:table-cell table:formula="of:=SIN(PI()*[.E22]/256)*127+128" office:value-type="float" office:value="160.367938769773" calcext:value-type="float">
            <text:p>160,3679387697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[.C23])*127+128" office:value-type="float" office:value="161.872520199312" calcext:value-type="float">
            <text:p>162</text:p>
          </table:table-cell>
          <table:table-cell table:formula="of:=PI()*[.D23]" office:value-type="float" office:value="0.269980618667873" calcext:value-type="float">
            <text:p>0,269980618667873</text:p>
          </table:table-cell>
          <table:table-cell table:formula="of:=[.E23]/256" office:value-type="float" office:value="0.0859375" calcext:value-type="float">
            <text:p>0,0859375</text:p>
          </table:table-cell>
          <table:table-cell office:value-type="float" office:value="22" calcext:value-type="float">
            <text:p>22</text:p>
          </table:table-cell>
          <table:table-cell table:formula="of:=SIN(PI()*[.E23]/256)*127+128" office:value-type="float" office:value="161.872520199312" calcext:value-type="float">
            <text:p>161,8725201993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[.C24])*127+128" office:value-type="float" office:value="163.372000551902" calcext:value-type="float">
            <text:p>163</text:p>
          </table:table-cell>
          <table:table-cell table:formula="of:=PI()*[.D24]" office:value-type="float" office:value="0.282252464970958" calcext:value-type="float">
            <text:p>0,282252464970958</text:p>
          </table:table-cell>
          <table:table-cell table:formula="of:=[.E24]/256" office:value-type="float" office:value="0.08984375" calcext:value-type="float">
            <text:p>0,08984375</text:p>
          </table:table-cell>
          <table:table-cell office:value-type="float" office:value="23" calcext:value-type="float">
            <text:p>23</text:p>
          </table:table-cell>
          <table:table-cell table:formula="of:=SIN(PI()*[.E24]/256)*127+128" office:value-type="float" office:value="163.372000551902" calcext:value-type="float">
            <text:p>163,3720005519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[.C25])*127+128" office:value-type="float" office:value="164.866154011317" calcext:value-type="float">
            <text:p>165</text:p>
          </table:table-cell>
          <table:table-cell table:formula="of:=PI()*[.D25]" office:value-type="float" office:value="0.294524311274043" calcext:value-type="float">
            <text:p>0,294524311274043</text:p>
          </table:table-cell>
          <table:table-cell table:formula="of:=[.E25]/256" office:value-type="float" office:value="0.09375" calcext:value-type="float">
            <text:p>0,09375</text:p>
          </table:table-cell>
          <table:table-cell office:value-type="float" office:value="24" calcext:value-type="float">
            <text:p>24</text:p>
          </table:table-cell>
          <table:table-cell table:formula="of:=SIN(PI()*[.E25]/256)*127+128" office:value-type="float" office:value="164.866154011317" calcext:value-type="float">
            <text:p>164,8661540113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[.C26])*127+128" office:value-type="float" office:value="166.354755563542" calcext:value-type="float">
            <text:p>166</text:p>
          </table:table-cell>
          <table:table-cell table:formula="of:=PI()*[.D26]" office:value-type="float" office:value="0.306796157577128" calcext:value-type="float">
            <text:p>0,306796157577128</text:p>
          </table:table-cell>
          <table:table-cell table:formula="of:=[.E26]/256" office:value-type="float" office:value="0.09765625" calcext:value-type="float">
            <text:p>0,09765625</text:p>
          </table:table-cell>
          <table:table-cell office:value-type="float" office:value="25" calcext:value-type="float">
            <text:p>25</text:p>
          </table:table-cell>
          <table:table-cell table:formula="of:=SIN(PI()*[.E26]/256)*127+128" office:value-type="float" office:value="166.354755563542" calcext:value-type="float">
            <text:p>166,3547555635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[.C27])*127+128" office:value-type="float" office:value="167.837581030659" calcext:value-type="float">
            <text:p>168</text:p>
          </table:table-cell>
          <table:table-cell table:formula="of:=PI()*[.D27]" office:value-type="float" office:value="0.319068003880213" calcext:value-type="float">
            <text:p>0,319068003880213</text:p>
          </table:table-cell>
          <table:table-cell table:formula="of:=[.E27]/256" office:value-type="float" office:value="0.1015625" calcext:value-type="float">
            <text:p>0,1015625</text:p>
          </table:table-cell>
          <table:table-cell office:value-type="float" office:value="26" calcext:value-type="float">
            <text:p>26</text:p>
          </table:table-cell>
          <table:table-cell table:formula="of:=SIN(PI()*[.E27]/256)*127+128" office:value-type="float" office:value="167.837581030659" calcext:value-type="float">
            <text:p>167,8375810306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[.C28])*127+128" office:value-type="float" office:value="169.314407104607" calcext:value-type="float">
            <text:p>169</text:p>
          </table:table-cell>
          <table:table-cell table:formula="of:=PI()*[.D28]" office:value-type="float" office:value="0.331339850183298" calcext:value-type="float">
            <text:p>0,331339850183298</text:p>
          </table:table-cell>
          <table:table-cell table:formula="of:=[.E28]/256" office:value-type="float" office:value="0.10546875" calcext:value-type="float">
            <text:p>0,10546875</text:p>
          </table:table-cell>
          <table:table-cell office:value-type="float" office:value="27" calcext:value-type="float">
            <text:p>27</text:p>
          </table:table-cell>
          <table:table-cell table:formula="of:=SIN(PI()*[.E28]/256)*127+128" office:value-type="float" office:value="169.314407104607" calcext:value-type="float">
            <text:p>169,3144071046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[.C29])*127+128" office:value-type="float" office:value="170.785011380812" calcext:value-type="float">
            <text:p>171</text:p>
          </table:table-cell>
          <table:table-cell table:formula="of:=PI()*[.D29]" office:value-type="float" office:value="0.343611696486384" calcext:value-type="float">
            <text:p>0,343611696486384</text:p>
          </table:table-cell>
          <table:table-cell table:formula="of:=[.E29]/256" office:value-type="float" office:value="0.109375" calcext:value-type="float">
            <text:p>0,109375</text:p>
          </table:table-cell>
          <table:table-cell office:value-type="float" office:value="28" calcext:value-type="float">
            <text:p>28</text:p>
          </table:table-cell>
          <table:table-cell table:formula="of:=SIN(PI()*[.E29]/256)*127+128" office:value-type="float" office:value="170.785011380812" calcext:value-type="float">
            <text:p>170,7850113808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[.C30])*127+128" office:value-type="float" office:value="172.249172391678" calcext:value-type="float">
            <text:p>172</text:p>
          </table:table-cell>
          <table:table-cell table:formula="of:=PI()*[.D30]" office:value-type="float" office:value="0.355883542789469" calcext:value-type="float">
            <text:p>0,355883542789469</text:p>
          </table:table-cell>
          <table:table-cell table:formula="of:=[.E30]/256" office:value-type="float" office:value="0.11328125" calcext:value-type="float">
            <text:p>0,11328125</text:p>
          </table:table-cell>
          <table:table-cell office:value-type="float" office:value="29" calcext:value-type="float">
            <text:p>29</text:p>
          </table:table-cell>
          <table:table-cell table:formula="of:=SIN(PI()*[.E30]/256)*127+128" office:value-type="float" office:value="172.249172391678" calcext:value-type="float">
            <text:p>172,2491723916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[.C31])*127+128" office:value-type="float" office:value="173.706669639944" calcext:value-type="float">
            <text:p>174</text:p>
          </table:table-cell>
          <table:table-cell table:formula="of:=PI()*[.D31]" office:value-type="float" office:value="0.368155389092554" calcext:value-type="float">
            <text:p>0,368155389092554</text:p>
          </table:table-cell>
          <table:table-cell table:formula="of:=[.E31]/256" office:value-type="float" office:value="0.1171875" calcext:value-type="float">
            <text:p>0,1171875</text:p>
          </table:table-cell>
          <table:table-cell office:value-type="float" office:value="30" calcext:value-type="float">
            <text:p>30</text:p>
          </table:table-cell>
          <table:table-cell table:formula="of:=SIN(PI()*[.E31]/256)*127+128" office:value-type="float" office:value="173.706669639944" calcext:value-type="float">
            <text:p>173,7066696399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[.C32])*127+128" office:value-type="float" office:value="175.157283631883" calcext:value-type="float">
            <text:p>175</text:p>
          </table:table-cell>
          <table:table-cell table:formula="of:=PI()*[.D32]" office:value-type="float" office:value="0.380427235395639" calcext:value-type="float">
            <text:p>0,380427235395639</text:p>
          </table:table-cell>
          <table:table-cell table:formula="of:=[.E32]/256" office:value-type="float" office:value="0.12109375" calcext:value-type="float">
            <text:p>0,12109375</text:p>
          </table:table-cell>
          <table:table-cell office:value-type="float" office:value="31" calcext:value-type="float">
            <text:p>31</text:p>
          </table:table-cell>
          <table:table-cell table:formula="of:=SIN(PI()*[.E32]/256)*127+128" office:value-type="float" office:value="175.157283631883" calcext:value-type="float">
            <text:p>175,1572836318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[.C33])*127+128" office:value-type="float" office:value="176.600795910366" calcext:value-type="float">
            <text:p>177</text:p>
          </table:table-cell>
          <table:table-cell table:formula="of:=PI()*[.D33]" office:value-type="float" office:value="0.392699081698724" calcext:value-type="float">
            <text:p>0,392699081698724</text:p>
          </table:table-cell>
          <table:table-cell table:formula="of:=[.E33]/256" office:value-type="float" office:value="0.125" calcext:value-type="float">
            <text:p>0,125</text:p>
          </table:table-cell>
          <table:table-cell office:value-type="float" office:value="32" calcext:value-type="float">
            <text:p>32</text:p>
          </table:table-cell>
          <table:table-cell table:formula="of:=SIN(PI()*[.E33]/256)*127+128" office:value-type="float" office:value="176.600795910366" calcext:value-type="float">
            <text:p>176,6007959103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[.C34])*127+128" office:value-type="float" office:value="178.036989087753" calcext:value-type="float">
            <text:p>178</text:p>
          </table:table-cell>
          <table:table-cell table:formula="of:=PI()*[.D34]" office:value-type="float" office:value="0.404970928001809" calcext:value-type="float">
            <text:p>0,404970928001809</text:p>
          </table:table-cell>
          <table:table-cell table:formula="of:=[.E34]/256" office:value-type="float" office:value="0.12890625" calcext:value-type="float">
            <text:p>0,12890625</text:p>
          </table:table-cell>
          <table:table-cell office:value-type="float" office:value="33" calcext:value-type="float">
            <text:p>33</text:p>
          </table:table-cell>
          <table:table-cell table:formula="of:=SIN(PI()*[.E34]/256)*127+128" office:value-type="float" office:value="178.036989087753" calcext:value-type="float">
            <text:p>178,0369890877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[.C35])*127+128" office:value-type="float" office:value="179.465646878634" calcext:value-type="float">
            <text:p>179</text:p>
          </table:table-cell>
          <table:table-cell table:formula="of:=PI()*[.D35]" office:value-type="float" office:value="0.417242774304894" calcext:value-type="float">
            <text:p>0,417242774304894</text:p>
          </table:table-cell>
          <table:table-cell table:formula="of:=[.E35]/256" office:value-type="float" office:value="0.1328125" calcext:value-type="float">
            <text:p>0,1328125</text:p>
          </table:table-cell>
          <table:table-cell office:value-type="float" office:value="34" calcext:value-type="float">
            <text:p>34</text:p>
          </table:table-cell>
          <table:table-cell table:formula="of:=SIN(PI()*[.E35]/256)*127+128" office:value-type="float" office:value="179.465646878634" calcext:value-type="float">
            <text:p>179,4656468786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[.C36])*127+128" office:value-type="float" office:value="180.8865541324" calcext:value-type="float">
            <text:p>181</text:p>
          </table:table-cell>
          <table:table-cell table:formula="of:=PI()*[.D36]" office:value-type="float" office:value="0.42951462060798" calcext:value-type="float">
            <text:p>0,42951462060798</text:p>
          </table:table-cell>
          <table:table-cell table:formula="of:=[.E36]/256" office:value-type="float" office:value="0.13671875" calcext:value-type="float">
            <text:p>0,13671875</text:p>
          </table:table-cell>
          <table:table-cell office:value-type="float" office:value="35" calcext:value-type="float">
            <text:p>35</text:p>
          </table:table-cell>
          <table:table-cell table:formula="of:=SIN(PI()*[.E36]/256)*127+128" office:value-type="float" office:value="180.8865541324" calcext:value-type="float">
            <text:p>180,88655413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[.C37])*127+128" office:value-type="float" office:value="182.299496865646" calcext:value-type="float">
            <text:p>182</text:p>
          </table:table-cell>
          <table:table-cell table:formula="of:=PI()*[.D37]" office:value-type="float" office:value="0.441786466911065" calcext:value-type="float">
            <text:p>0,441786466911065</text:p>
          </table:table-cell>
          <table:table-cell table:formula="of:=[.E37]/256" office:value-type="float" office:value="0.140625" calcext:value-type="float">
            <text:p>0,140625</text:p>
          </table:table-cell>
          <table:table-cell office:value-type="float" office:value="36" calcext:value-type="float">
            <text:p>36</text:p>
          </table:table-cell>
          <table:table-cell table:formula="of:=SIN(PI()*[.E37]/256)*127+128" office:value-type="float" office:value="182.299496865646" calcext:value-type="float">
            <text:p>182,2994968656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[.C38])*127+128" office:value-type="float" office:value="183.704262294393" calcext:value-type="float">
            <text:p>184</text:p>
          </table:table-cell>
          <table:table-cell table:formula="of:=PI()*[.D38]" office:value-type="float" office:value="0.45405831321415" calcext:value-type="float">
            <text:p>0,45405831321415</text:p>
          </table:table-cell>
          <table:table-cell table:formula="of:=[.E38]/256" office:value-type="float" office:value="0.14453125" calcext:value-type="float">
            <text:p>0,14453125</text:p>
          </table:table-cell>
          <table:table-cell office:value-type="float" office:value="37" calcext:value-type="float">
            <text:p>37</text:p>
          </table:table-cell>
          <table:table-cell table:formula="of:=SIN(PI()*[.E38]/256)*127+128" office:value-type="float" office:value="183.704262294393" calcext:value-type="float">
            <text:p>183,7042622943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[.C39])*127+128" office:value-type="float" office:value="185.100638866135" calcext:value-type="float">
            <text:p>185</text:p>
          </table:table-cell>
          <table:table-cell table:formula="of:=PI()*[.D39]" office:value-type="float" office:value="0.466330159517235" calcext:value-type="float">
            <text:p>0,466330159517235</text:p>
          </table:table-cell>
          <table:table-cell table:formula="of:=[.E39]/256" office:value-type="float" office:value="0.1484375" calcext:value-type="float">
            <text:p>0,1484375</text:p>
          </table:table-cell>
          <table:table-cell office:value-type="float" office:value="38" calcext:value-type="float">
            <text:p>38</text:p>
          </table:table-cell>
          <table:table-cell table:formula="of:=SIN(PI()*[.E39]/256)*127+128" office:value-type="float" office:value="185.100638866135" calcext:value-type="float">
            <text:p>185,100638866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[.C40])*127+128" office:value-type="float" office:value="186.488416291696" calcext:value-type="float">
            <text:p>186</text:p>
          </table:table-cell>
          <table:table-cell table:formula="of:=PI()*[.D40]" office:value-type="float" office:value="0.47860200582032" calcext:value-type="float">
            <text:p>0,47860200582032</text:p>
          </table:table-cell>
          <table:table-cell table:formula="of:=[.E40]/256" office:value-type="float" office:value="0.15234375" calcext:value-type="float">
            <text:p>0,15234375</text:p>
          </table:table-cell>
          <table:table-cell office:value-type="float" office:value="39" calcext:value-type="float">
            <text:p>39</text:p>
          </table:table-cell>
          <table:table-cell table:formula="of:=SIN(PI()*[.E40]/256)*127+128" office:value-type="float" office:value="186.488416291696" calcext:value-type="float">
            <text:p>186,4884162916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[.C41])*127+128" office:value-type="float" office:value="187.867385576902" calcext:value-type="float">
            <text:p>188</text:p>
          </table:table-cell>
          <table:table-cell table:formula="of:=PI()*[.D41]" office:value-type="float" office:value="0.490873852123405" calcext:value-type="float">
            <text:p>0,490873852123405</text:p>
          </table:table-cell>
          <table:table-cell table:formula="of:=[.E41]/256" office:value-type="float" office:value="0.15625" calcext:value-type="float">
            <text:p>0,15625</text:p>
          </table:table-cell>
          <table:table-cell office:value-type="float" office:value="40" calcext:value-type="float">
            <text:p>40</text:p>
          </table:table-cell>
          <table:table-cell table:formula="of:=SIN(PI()*[.E41]/256)*127+128" office:value-type="float" office:value="187.867385576902" calcext:value-type="float">
            <text:p>187,8673855769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[.C42])*127+128" office:value-type="float" office:value="189.237339054049" calcext:value-type="float">
            <text:p>189</text:p>
          </table:table-cell>
          <table:table-cell table:formula="of:=PI()*[.D42]" office:value-type="float" office:value="0.50314569842649" calcext:value-type="float">
            <text:p>0,50314569842649</text:p>
          </table:table-cell>
          <table:table-cell table:formula="of:=[.E42]/256" office:value-type="float" office:value="0.16015625" calcext:value-type="float">
            <text:p>0,16015625</text:p>
          </table:table-cell>
          <table:table-cell office:value-type="float" office:value="41" calcext:value-type="float">
            <text:p>41</text:p>
          </table:table-cell>
          <table:table-cell table:formula="of:=SIN(PI()*[.E42]/256)*127+128" office:value-type="float" office:value="189.237339054049" calcext:value-type="float">
            <text:p>189,2373390540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[.C43])*127+128" office:value-type="float" office:value="190.598070413183" calcext:value-type="float">
            <text:p>191</text:p>
          </table:table-cell>
          <table:table-cell table:formula="of:=PI()*[.D43]" office:value-type="float" office:value="0.515417544729575" calcext:value-type="float">
            <text:p>0,515417544729575</text:p>
          </table:table-cell>
          <table:table-cell table:formula="of:=[.E43]/256" office:value-type="float" office:value="0.1640625" calcext:value-type="float">
            <text:p>0,1640625</text:p>
          </table:table-cell>
          <table:table-cell office:value-type="float" office:value="42" calcext:value-type="float">
            <text:p>42</text:p>
          </table:table-cell>
          <table:table-cell table:formula="of:=SIN(PI()*[.E43]/256)*127+128" office:value-type="float" office:value="190.598070413183" calcext:value-type="float">
            <text:p>190,598070413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[.C44])*127+128" office:value-type="float" office:value="191.949374733166" calcext:value-type="float">
            <text:p>192</text:p>
          </table:table-cell>
          <table:table-cell table:formula="of:=PI()*[.D44]" office:value-type="float" office:value="0.527689391032661" calcext:value-type="float">
            <text:p>0,527689391032661</text:p>
          </table:table-cell>
          <table:table-cell table:formula="of:=[.E44]/256" office:value-type="float" office:value="0.16796875" calcext:value-type="float">
            <text:p>0,16796875</text:p>
          </table:table-cell>
          <table:table-cell office:value-type="float" office:value="43" calcext:value-type="float">
            <text:p>43</text:p>
          </table:table-cell>
          <table:table-cell table:formula="of:=SIN(PI()*[.E44]/256)*127+128" office:value-type="float" office:value="191.949374733166" calcext:value-type="float">
            <text:p>191,9493747331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[.C45])*127+128" office:value-type="float" office:value="193.291048512539" calcext:value-type="float">
            <text:p>193</text:p>
          </table:table-cell>
          <table:table-cell table:formula="of:=PI()*[.D45]" office:value-type="float" office:value="0.539961237335746" calcext:value-type="float">
            <text:p>0,539961237335746</text:p>
          </table:table-cell>
          <table:table-cell table:formula="of:=[.E45]/256" office:value-type="float" office:value="0.171875" calcext:value-type="float">
            <text:p>0,171875</text:p>
          </table:table-cell>
          <table:table-cell office:value-type="float" office:value="44" calcext:value-type="float">
            <text:p>44</text:p>
          </table:table-cell>
          <table:table-cell table:formula="of:=SIN(PI()*[.E45]/256)*127+128" office:value-type="float" office:value="193.291048512539" calcext:value-type="float">
            <text:p>193,2910485125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[.C46])*127+128" office:value-type="float" office:value="194.622889700166" calcext:value-type="float">
            <text:p>195</text:p>
          </table:table-cell>
          <table:table-cell table:formula="of:=PI()*[.D46]" office:value-type="float" office:value="0.552233083638831" calcext:value-type="float">
            <text:p>0,552233083638831</text:p>
          </table:table-cell>
          <table:table-cell table:formula="of:=[.E46]/256" office:value-type="float" office:value="0.17578125" calcext:value-type="float">
            <text:p>0,17578125</text:p>
          </table:table-cell>
          <table:table-cell office:value-type="float" office:value="45" calcext:value-type="float">
            <text:p>45</text:p>
          </table:table-cell>
          <table:table-cell table:formula="of:=SIN(PI()*[.E46]/256)*127+128" office:value-type="float" office:value="194.622889700166" calcext:value-type="float">
            <text:p>194,6228897001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[.C47])*127+128" office:value-type="float" office:value="195.944697725661" calcext:value-type="float">
            <text:p>196</text:p>
          </table:table-cell>
          <table:table-cell table:formula="of:=PI()*[.D47]" office:value-type="float" office:value="0.564504929941916" calcext:value-type="float">
            <text:p>0,564504929941916</text:p>
          </table:table-cell>
          <table:table-cell table:formula="of:=[.E47]/256" office:value-type="float" office:value="0.1796875" calcext:value-type="float">
            <text:p>0,1796875</text:p>
          </table:table-cell>
          <table:table-cell office:value-type="float" office:value="46" calcext:value-type="float">
            <text:p>46</text:p>
          </table:table-cell>
          <table:table-cell table:formula="of:=SIN(PI()*[.E47]/256)*127+128" office:value-type="float" office:value="195.944697725661" calcext:value-type="float">
            <text:p>195,9446977256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[.C48])*127+128" office:value-type="float" office:value="197.2562735296" calcext:value-type="float">
            <text:p>197</text:p>
          </table:table-cell>
          <table:table-cell table:formula="of:=PI()*[.D48]" office:value-type="float" office:value="0.576776776245001" calcext:value-type="float">
            <text:p>0,576776776245001</text:p>
          </table:table-cell>
          <table:table-cell table:formula="of:=[.E48]/256" office:value-type="float" office:value="0.18359375" calcext:value-type="float">
            <text:p>0,18359375</text:p>
          </table:table-cell>
          <table:table-cell office:value-type="float" office:value="47" calcext:value-type="float">
            <text:p>47</text:p>
          </table:table-cell>
          <table:table-cell table:formula="of:=SIN(PI()*[.E48]/256)*127+128" office:value-type="float" office:value="197.2562735296" calcext:value-type="float">
            <text:p>197,25627352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[.C49])*127+128" office:value-type="float" office:value="198.557419593489" calcext:value-type="float">
            <text:p>199</text:p>
          </table:table-cell>
          <table:table-cell table:formula="of:=PI()*[.D49]" office:value-type="float" office:value="0.589048622548086" calcext:value-type="float">
            <text:p>0,589048622548086</text:p>
          </table:table-cell>
          <table:table-cell table:formula="of:=[.E49]/256" office:value-type="float" office:value="0.1875" calcext:value-type="float">
            <text:p>0,1875</text:p>
          </table:table-cell>
          <table:table-cell office:value-type="float" office:value="48" calcext:value-type="float">
            <text:p>48</text:p>
          </table:table-cell>
          <table:table-cell table:formula="of:=SIN(PI()*[.E49]/256)*127+128" office:value-type="float" office:value="198.557419593489" calcext:value-type="float">
            <text:p>198,5574195934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[.C50])*127+128" office:value-type="float" office:value="199.847939969519" calcext:value-type="float">
            <text:p>200</text:p>
          </table:table-cell>
          <table:table-cell table:formula="of:=PI()*[.D50]" office:value-type="float" office:value="0.601320468851171" calcext:value-type="float">
            <text:p>0,601320468851171</text:p>
          </table:table-cell>
          <table:table-cell table:formula="of:=[.E50]/256" office:value-type="float" office:value="0.19140625" calcext:value-type="float">
            <text:p>0,19140625</text:p>
          </table:table-cell>
          <table:table-cell office:value-type="float" office:value="49" calcext:value-type="float">
            <text:p>49</text:p>
          </table:table-cell>
          <table:table-cell table:formula="of:=SIN(PI()*[.E50]/256)*127+128" office:value-type="float" office:value="199.847939969519" calcext:value-type="float">
            <text:p>199,8479399695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[.C51])*127+128" office:value-type="float" office:value="201.127640310066" calcext:value-type="float">
            <text:p>201</text:p>
          </table:table-cell>
          <table:table-cell table:formula="of:=PI()*[.D51]" office:value-type="float" office:value="0.613592315154256" calcext:value-type="float">
            <text:p>0,613592315154256</text:p>
          </table:table-cell>
          <table:table-cell table:formula="of:=[.E51]/256" office:value-type="float" office:value="0.1953125" calcext:value-type="float">
            <text:p>0,1953125</text:p>
          </table:table-cell>
          <table:table-cell office:value-type="float" office:value="50" calcext:value-type="float">
            <text:p>50</text:p>
          </table:table-cell>
          <table:table-cell table:formula="of:=SIN(PI()*[.E51]/256)*127+128" office:value-type="float" office:value="201.127640310066" calcext:value-type="float">
            <text:p>201,1276403100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[.C52])*127+128" office:value-type="float" office:value="202.396327896968" calcext:value-type="float">
            <text:p>202</text:p>
          </table:table-cell>
          <table:table-cell table:formula="of:=PI()*[.D52]" office:value-type="float" office:value="0.625864161457342" calcext:value-type="float">
            <text:p>0,625864161457342</text:p>
          </table:table-cell>
          <table:table-cell table:formula="of:=[.E52]/256" office:value-type="float" office:value="0.19921875" calcext:value-type="float">
            <text:p>0,19921875</text:p>
          </table:table-cell>
          <table:table-cell office:value-type="float" office:value="51" calcext:value-type="float">
            <text:p>51</text:p>
          </table:table-cell>
          <table:table-cell table:formula="of:=SIN(PI()*[.E52]/256)*127+128" office:value-type="float" office:value="202.396327896968" calcext:value-type="float">
            <text:p>202,3963278969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[.C53])*127+128" office:value-type="float" office:value="203.653811670539" calcext:value-type="float">
            <text:p>204</text:p>
          </table:table-cell>
          <table:table-cell table:formula="of:=PI()*[.D53]" office:value-type="float" office:value="0.638136007760427" calcext:value-type="float">
            <text:p>0,638136007760427</text:p>
          </table:table-cell>
          <table:table-cell table:formula="of:=[.E53]/256" office:value-type="float" office:value="0.203125" calcext:value-type="float">
            <text:p>0,203125</text:p>
          </table:table-cell>
          <table:table-cell office:value-type="float" office:value="52" calcext:value-type="float">
            <text:p>52</text:p>
          </table:table-cell>
          <table:table-cell table:formula="of:=SIN(PI()*[.E53]/256)*127+128" office:value-type="float" office:value="203.653811670539" calcext:value-type="float">
            <text:p>203,6538116705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[.C54])*127+128" office:value-type="float" office:value="204.899902258349" calcext:value-type="float">
            <text:p>205</text:p>
          </table:table-cell>
          <table:table-cell table:formula="of:=PI()*[.D54]" office:value-type="float" office:value="0.650407854063512" calcext:value-type="float">
            <text:p>0,650407854063512</text:p>
          </table:table-cell>
          <table:table-cell table:formula="of:=[.E54]/256" office:value-type="float" office:value="0.20703125" calcext:value-type="float">
            <text:p>0,20703125</text:p>
          </table:table-cell>
          <table:table-cell office:value-type="float" office:value="53" calcext:value-type="float">
            <text:p>53</text:p>
          </table:table-cell>
          <table:table-cell table:formula="of:=SIN(PI()*[.E54]/256)*127+128" office:value-type="float" office:value="204.899902258349" calcext:value-type="float">
            <text:p>204,8999022583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[.C55])*127+128" office:value-type="float" office:value="206.13441200374" calcext:value-type="float">
            <text:p>206</text:p>
          </table:table-cell>
          <table:table-cell table:formula="of:=PI()*[.D55]" office:value-type="float" office:value="0.662679700366597" calcext:value-type="float">
            <text:p>0,662679700366597</text:p>
          </table:table-cell>
          <table:table-cell table:formula="of:=[.E55]/256" office:value-type="float" office:value="0.2109375" calcext:value-type="float">
            <text:p>0,2109375</text:p>
          </table:table-cell>
          <table:table-cell office:value-type="float" office:value="54" calcext:value-type="float">
            <text:p>54</text:p>
          </table:table-cell>
          <table:table-cell table:formula="of:=SIN(PI()*[.E55]/256)*127+128" office:value-type="float" office:value="206.13441200374" calcext:value-type="float">
            <text:p>206,134412003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[.C56])*127+128" office:value-type="float" office:value="207.357154994083" calcext:value-type="float">
            <text:p>207</text:p>
          </table:table-cell>
          <table:table-cell table:formula="of:=PI()*[.D56]" office:value-type="float" office:value="0.674951546669682" calcext:value-type="float">
            <text:p>0,674951546669682</text:p>
          </table:table-cell>
          <table:table-cell table:formula="of:=[.E56]/256" office:value-type="float" office:value="0.21484375" calcext:value-type="float">
            <text:p>0,21484375</text:p>
          </table:table-cell>
          <table:table-cell office:value-type="float" office:value="55" calcext:value-type="float">
            <text:p>55</text:p>
          </table:table-cell>
          <table:table-cell table:formula="of:=SIN(PI()*[.E56]/256)*127+128" office:value-type="float" office:value="207.357154994083" calcext:value-type="float">
            <text:p>207,3571549940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[.C57])*127+128" office:value-type="float" office:value="208.567947088783" calcext:value-type="float">
            <text:p>209</text:p>
          </table:table-cell>
          <table:table-cell table:formula="of:=PI()*[.D57]" office:value-type="float" office:value="0.687223392972767" calcext:value-type="float">
            <text:p>0,687223392972767</text:p>
          </table:table-cell>
          <table:table-cell table:formula="of:=[.E57]/256" office:value-type="float" office:value="0.21875" calcext:value-type="float">
            <text:p>0,21875</text:p>
          </table:table-cell>
          <table:table-cell office:value-type="float" office:value="56" calcext:value-type="float">
            <text:p>56</text:p>
          </table:table-cell>
          <table:table-cell table:formula="of:=SIN(PI()*[.E57]/256)*127+128" office:value-type="float" office:value="208.567947088783" calcext:value-type="float">
            <text:p>208,5679470887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[.C58])*127+128" office:value-type="float" office:value="209.766605947003" calcext:value-type="float">
            <text:p>210</text:p>
          </table:table-cell>
          <table:table-cell table:formula="of:=PI()*[.D58]" office:value-type="float" office:value="0.699495239275852" calcext:value-type="float">
            <text:p>0,699495239275852</text:p>
          </table:table-cell>
          <table:table-cell table:formula="of:=[.E58]/256" office:value-type="float" office:value="0.22265625" calcext:value-type="float">
            <text:p>0,22265625</text:p>
          </table:table-cell>
          <table:table-cell office:value-type="float" office:value="57" calcext:value-type="float">
            <text:p>57</text:p>
          </table:table-cell>
          <table:table-cell table:formula="of:=SIN(PI()*[.E58]/256)*127+128" office:value-type="float" office:value="209.766605947003" calcext:value-type="float">
            <text:p>209,7666059470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[.C59])*127+128" office:value-type="float" office:value="210.95295105513" calcext:value-type="float">
            <text:p>211</text:p>
          </table:table-cell>
          <table:table-cell table:formula="of:=PI()*[.D59]" office:value-type="float" office:value="0.711767085578938" calcext:value-type="float">
            <text:p>0,711767085578938</text:p>
          </table:table-cell>
          <table:table-cell table:formula="of:=[.E59]/256" office:value-type="float" office:value="0.2265625" calcext:value-type="float">
            <text:p>0,2265625</text:p>
          </table:table-cell>
          <table:table-cell office:value-type="float" office:value="58" calcext:value-type="float">
            <text:p>58</text:p>
          </table:table-cell>
          <table:table-cell table:formula="of:=SIN(PI()*[.E59]/256)*127+128" office:value-type="float" office:value="210.95295105513" calcext:value-type="float">
            <text:p>210,952951055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[.C60])*127+128" office:value-type="float" office:value="212.126803753952" calcext:value-type="float">
            <text:p>212</text:p>
          </table:table-cell>
          <table:table-cell table:formula="of:=PI()*[.D60]" office:value-type="float" office:value="0.724038931882023" calcext:value-type="float">
            <text:p>0,724038931882023</text:p>
          </table:table-cell>
          <table:table-cell table:formula="of:=[.E60]/256" office:value-type="float" office:value="0.23046875" calcext:value-type="float">
            <text:p>0,23046875</text:p>
          </table:table-cell>
          <table:table-cell office:value-type="float" office:value="59" calcext:value-type="float">
            <text:p>59</text:p>
          </table:table-cell>
          <table:table-cell table:formula="of:=SIN(PI()*[.E60]/256)*127+128" office:value-type="float" office:value="212.126803753952" calcext:value-type="float">
            <text:p>212,1268037539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[.C61])*127+128" office:value-type="float" office:value="213.287987265571" calcext:value-type="float">
            <text:p>213</text:p>
          </table:table-cell>
          <table:table-cell table:formula="of:=PI()*[.D61]" office:value-type="float" office:value="0.736310778185108" calcext:value-type="float">
            <text:p>0,736310778185108</text:p>
          </table:table-cell>
          <table:table-cell table:formula="of:=[.E61]/256" office:value-type="float" office:value="0.234375" calcext:value-type="float">
            <text:p>0,234375</text:p>
          </table:table-cell>
          <table:table-cell office:value-type="float" office:value="60" calcext:value-type="float">
            <text:p>60</text:p>
          </table:table-cell>
          <table:table-cell table:formula="of:=SIN(PI()*[.E61]/256)*127+128" office:value-type="float" office:value="213.287987265571" calcext:value-type="float">
            <text:p>213,2879872655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[.C62])*127+128" office:value-type="float" office:value="214.436326720023" calcext:value-type="float">
            <text:p>214</text:p>
          </table:table-cell>
          <table:table-cell table:formula="of:=PI()*[.D62]" office:value-type="float" office:value="0.748582624488193" calcext:value-type="float">
            <text:p>0,748582624488193</text:p>
          </table:table-cell>
          <table:table-cell table:formula="of:=[.E62]/256" office:value-type="float" office:value="0.23828125" calcext:value-type="float">
            <text:p>0,23828125</text:p>
          </table:table-cell>
          <table:table-cell office:value-type="float" office:value="61" calcext:value-type="float">
            <text:p>61</text:p>
          </table:table-cell>
          <table:table-cell table:formula="of:=SIN(PI()*[.E62]/256)*127+128" office:value-type="float" office:value="214.436326720023" calcext:value-type="float">
            <text:p>214,4363267200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[.C63])*127+128" office:value-type="float" office:value="215.571649181607" calcext:value-type="float">
            <text:p>216</text:p>
          </table:table-cell>
          <table:table-cell table:formula="of:=PI()*[.D63]" office:value-type="float" office:value="0.760854470791278" calcext:value-type="float">
            <text:p>0,760854470791278</text:p>
          </table:table-cell>
          <table:table-cell table:formula="of:=[.E63]/256" office:value-type="float" office:value="0.2421875" calcext:value-type="float">
            <text:p>0,2421875</text:p>
          </table:table-cell>
          <table:table-cell office:value-type="float" office:value="62" calcext:value-type="float">
            <text:p>62</text:p>
          </table:table-cell>
          <table:table-cell table:formula="of:=SIN(PI()*[.E63]/256)*127+128" office:value-type="float" office:value="215.571649181607" calcext:value-type="float">
            <text:p>215,5716491816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[.C64])*127+128" office:value-type="float" office:value="216.69378367494" calcext:value-type="float">
            <text:p>217</text:p>
          </table:table-cell>
          <table:table-cell table:formula="of:=PI()*[.D64]" office:value-type="float" office:value="0.773126317094363" calcext:value-type="float">
            <text:p>0,773126317094363</text:p>
          </table:table-cell>
          <table:table-cell table:formula="of:=[.E64]/256" office:value-type="float" office:value="0.24609375" calcext:value-type="float">
            <text:p>0,24609375</text:p>
          </table:table-cell>
          <table:table-cell office:value-type="float" office:value="63" calcext:value-type="float">
            <text:p>63</text:p>
          </table:table-cell>
          <table:table-cell table:formula="of:=SIN(PI()*[.E64]/256)*127+128" office:value-type="float" office:value="216.69378367494" calcext:value-type="float">
            <text:p>216,693783674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[.C65])*127+128" office:value-type="float" office:value="217.802561210692" calcext:value-type="float">
            <text:p>218</text:p>
          </table:table-cell>
          <table:table-cell table:formula="of:=PI()*[.D65]" office:value-type="float" office:value="0.785398163397448" calcext:value-type="float">
            <text:p>0,785398163397448</text:p>
          </table:table-cell>
          <table:table-cell table:formula="of:=[.E65]/256" office:value-type="float" office:value="0.25" calcext:value-type="float">
            <text:p>0,25</text:p>
          </table:table-cell>
          <table:table-cell office:value-type="float" office:value="64" calcext:value-type="float">
            <text:p>64</text:p>
          </table:table-cell>
          <table:table-cell table:formula="of:=SIN(PI()*[.E65]/256)*127+128" office:value-type="float" office:value="217.802561210692" calcext:value-type="float">
            <text:p>217,8025612106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[.C66])*127+128" office:value-type="float" office:value="218.897814811045" calcext:value-type="float">
            <text:p>219</text:p>
          </table:table-cell>
          <table:table-cell table:formula="of:=PI()*[.D66]" office:value-type="float" office:value="0.797670009700533" calcext:value-type="float">
            <text:p>0,797670009700533</text:p>
          </table:table-cell>
          <table:table-cell table:formula="of:=[.E66]/256" office:value-type="float" office:value="0.25390625" calcext:value-type="float">
            <text:p>0,25390625</text:p>
          </table:table-cell>
          <table:table-cell office:value-type="float" office:value="65" calcext:value-type="float">
            <text:p>65</text:p>
          </table:table-cell>
          <table:table-cell table:formula="of:=SIN(PI()*[.E66]/256)*127+128" office:value-type="float" office:value="218.897814811045" calcext:value-type="float">
            <text:p>218,8978148110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[.C67])*127+128" office:value-type="float" office:value="219.979379534836" calcext:value-type="float">
            <text:p>220</text:p>
          </table:table-cell>
          <table:table-cell table:formula="of:=PI()*[.D67]" office:value-type="float" office:value="0.809941856003618" calcext:value-type="float">
            <text:p>0,809941856003618</text:p>
          </table:table-cell>
          <table:table-cell table:formula="of:=[.E67]/256" office:value-type="float" office:value="0.2578125" calcext:value-type="float">
            <text:p>0,2578125</text:p>
          </table:table-cell>
          <table:table-cell office:value-type="float" office:value="66" calcext:value-type="float">
            <text:p>66</text:p>
          </table:table-cell>
          <table:table-cell table:formula="of:=SIN(PI()*[.E67]/256)*127+128" office:value-type="float" office:value="219.979379534836" calcext:value-type="float">
            <text:p>219,9793795348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[.C68])*127+128" office:value-type="float" office:value="221.047092502396" calcext:value-type="float">
            <text:p>221</text:p>
          </table:table-cell>
          <table:table-cell table:formula="of:=PI()*[.D68]" office:value-type="float" office:value="0.822213702306704" calcext:value-type="float">
            <text:p>0,822213702306704</text:p>
          </table:table-cell>
          <table:table-cell table:formula="of:=[.E68]/256" office:value-type="float" office:value="0.26171875" calcext:value-type="float">
            <text:p>0,26171875</text:p>
          </table:table-cell>
          <table:table-cell office:value-type="float" office:value="67" calcext:value-type="float">
            <text:p>67</text:p>
          </table:table-cell>
          <table:table-cell table:formula="of:=SIN(PI()*[.E68]/256)*127+128" office:value-type="float" office:value="221.047092502396" calcext:value-type="float">
            <text:p>221,0470925023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[.C69])*127+128" office:value-type="float" office:value="222.10079292008" calcext:value-type="float">
            <text:p>222</text:p>
          </table:table-cell>
          <table:table-cell table:formula="of:=PI()*[.D69]" office:value-type="float" office:value="0.834485548609789" calcext:value-type="float">
            <text:p>0,834485548609789</text:p>
          </table:table-cell>
          <table:table-cell table:formula="of:=[.E69]/256" office:value-type="float" office:value="0.265625" calcext:value-type="float">
            <text:p>0,265625</text:p>
          </table:table-cell>
          <table:table-cell office:value-type="float" office:value="68" calcext:value-type="float">
            <text:p>68</text:p>
          </table:table-cell>
          <table:table-cell table:formula="of:=SIN(PI()*[.E69]/256)*127+128" office:value-type="float" office:value="222.10079292008" calcext:value-type="float">
            <text:p>222,100792920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[.C70])*127+128" office:value-type="float" office:value="223.140322104479" calcext:value-type="float">
            <text:p>223</text:p>
          </table:table-cell>
          <table:table-cell table:formula="of:=PI()*[.D70]" office:value-type="float" office:value="0.846757394912874" calcext:value-type="float">
            <text:p>0,846757394912874</text:p>
          </table:table-cell>
          <table:table-cell table:formula="of:=[.E70]/256" office:value-type="float" office:value="0.26953125" calcext:value-type="float">
            <text:p>0,26953125</text:p>
          </table:table-cell>
          <table:table-cell office:value-type="float" office:value="69" calcext:value-type="float">
            <text:p>69</text:p>
          </table:table-cell>
          <table:table-cell table:formula="of:=SIN(PI()*[.E70]/256)*127+128" office:value-type="float" office:value="223.140322104479" calcext:value-type="float">
            <text:p>223,1403221044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[.C71])*127+128" office:value-type="float" office:value="224.165523506324" calcext:value-type="float">
            <text:p>224</text:p>
          </table:table-cell>
          <table:table-cell table:formula="of:=PI()*[.D71]" office:value-type="float" office:value="0.859029241215959" calcext:value-type="float">
            <text:p>0,859029241215959</text:p>
          </table:table-cell>
          <table:table-cell table:formula="of:=[.E71]/256" office:value-type="float" office:value="0.2734375" calcext:value-type="float">
            <text:p>0,2734375</text:p>
          </table:table-cell>
          <table:table-cell office:value-type="float" office:value="70" calcext:value-type="float">
            <text:p>70</text:p>
          </table:table-cell>
          <table:table-cell table:formula="of:=SIN(PI()*[.E71]/256)*127+128" office:value-type="float" office:value="224.165523506324" calcext:value-type="float">
            <text:p>224,1655235063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[.C72])*127+128" office:value-type="float" office:value="225.176242734052" calcext:value-type="float">
            <text:p>225</text:p>
          </table:table-cell>
          <table:table-cell table:formula="of:=PI()*[.D72]" office:value-type="float" office:value="0.871301087519044" calcext:value-type="float">
            <text:p>0,871301087519044</text:p>
          </table:table-cell>
          <table:table-cell table:formula="of:=[.E72]/256" office:value-type="float" office:value="0.27734375" calcext:value-type="float">
            <text:p>0,27734375</text:p>
          </table:table-cell>
          <table:table-cell office:value-type="float" office:value="71" calcext:value-type="float">
            <text:p>71</text:p>
          </table:table-cell>
          <table:table-cell table:formula="of:=SIN(PI()*[.E72]/256)*127+128" office:value-type="float" office:value="225.176242734052" calcext:value-type="float">
            <text:p>225,1762427340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[.C73])*127+128" office:value-type="float" office:value="226.172327577068" calcext:value-type="float">
            <text:p>226</text:p>
          </table:table-cell>
          <table:table-cell table:formula="of:=PI()*[.D73]" office:value-type="float" office:value="0.883572933822129" calcext:value-type="float">
            <text:p>0,883572933822129</text:p>
          </table:table-cell>
          <table:table-cell table:formula="of:=[.E73]/256" office:value-type="float" office:value="0.28125" calcext:value-type="float">
            <text:p>0,28125</text:p>
          </table:table-cell>
          <table:table-cell office:value-type="float" office:value="72" calcext:value-type="float">
            <text:p>72</text:p>
          </table:table-cell>
          <table:table-cell table:formula="of:=SIN(PI()*[.E73]/256)*127+128" office:value-type="float" office:value="226.172327577068" calcext:value-type="float">
            <text:p>226,1723275770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[.C74])*127+128" office:value-type="float" office:value="227.153628028656" calcext:value-type="float">
            <text:p>227</text:p>
          </table:table-cell>
          <table:table-cell table:formula="of:=PI()*[.D74]" office:value-type="float" office:value="0.895844780125214" calcext:value-type="float">
            <text:p>0,895844780125214</text:p>
          </table:table-cell>
          <table:table-cell table:formula="of:=[.E74]/256" office:value-type="float" office:value="0.28515625" calcext:value-type="float">
            <text:p>0,28515625</text:p>
          </table:table-cell>
          <table:table-cell office:value-type="float" office:value="73" calcext:value-type="float">
            <text:p>73</text:p>
          </table:table-cell>
          <table:table-cell table:formula="of:=SIN(PI()*[.E74]/256)*127+128" office:value-type="float" office:value="227.153628028656" calcext:value-type="float">
            <text:p>227,1536280286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[.C75])*127+128" office:value-type="float" office:value="228.119996308579" calcext:value-type="float">
            <text:p>228</text:p>
          </table:table-cell>
          <table:table-cell table:formula="of:=PI()*[.D75]" office:value-type="float" office:value="0.9081166264283" calcext:value-type="float">
            <text:p>0,9081166264283</text:p>
          </table:table-cell>
          <table:table-cell table:formula="of:=[.E75]/256" office:value-type="float" office:value="0.2890625" calcext:value-type="float">
            <text:p>0,2890625</text:p>
          </table:table-cell>
          <table:table-cell office:value-type="float" office:value="74" calcext:value-type="float">
            <text:p>74</text:p>
          </table:table-cell>
          <table:table-cell table:formula="of:=SIN(PI()*[.E75]/256)*127+128" office:value-type="float" office:value="228.119996308579" calcext:value-type="float">
            <text:p>228,1199963085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[.C76])*127+128" office:value-type="float" office:value="229.071286885328" calcext:value-type="float">
            <text:p>229</text:p>
          </table:table-cell>
          <table:table-cell table:formula="of:=PI()*[.D76]" office:value-type="float" office:value="0.920388472731385" calcext:value-type="float">
            <text:p>0,920388472731385</text:p>
          </table:table-cell>
          <table:table-cell table:formula="of:=[.E76]/256" office:value-type="float" office:value="0.29296875" calcext:value-type="float">
            <text:p>0,29296875</text:p>
          </table:table-cell>
          <table:table-cell office:value-type="float" office:value="75" calcext:value-type="float">
            <text:p>75</text:p>
          </table:table-cell>
          <table:table-cell table:formula="of:=SIN(PI()*[.E76]/256)*127+128" office:value-type="float" office:value="229.071286885328" calcext:value-type="float">
            <text:p>229,0712868853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[.C77])*127+128" office:value-type="float" office:value="230.007356498042" calcext:value-type="float">
            <text:p>230</text:p>
          </table:table-cell>
          <table:table-cell table:formula="of:=PI()*[.D77]" office:value-type="float" office:value="0.93266031903447" calcext:value-type="float">
            <text:p>0,93266031903447</text:p>
          </table:table-cell>
          <table:table-cell table:formula="of:=[.E77]/256" office:value-type="float" office:value="0.296875" calcext:value-type="float">
            <text:p>0,296875</text:p>
          </table:table-cell>
          <table:table-cell office:value-type="float" office:value="76" calcext:value-type="float">
            <text:p>76</text:p>
          </table:table-cell>
          <table:table-cell table:formula="of:=SIN(PI()*[.E77]/256)*127+128" office:value-type="float" office:value="230.007356498042" calcext:value-type="float">
            <text:p>230,0073564980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[.C78])*127+128" office:value-type="float" office:value="230.92806417808" calcext:value-type="float">
            <text:p>231</text:p>
          </table:table-cell>
          <table:table-cell table:formula="of:=PI()*[.D78]" office:value-type="float" office:value="0.944932165337555" calcext:value-type="float">
            <text:p>0,944932165337555</text:p>
          </table:table-cell>
          <table:table-cell table:formula="of:=[.E78]/256" office:value-type="float" office:value="0.30078125" calcext:value-type="float">
            <text:p>0,30078125</text:p>
          </table:table-cell>
          <table:table-cell office:value-type="float" office:value="77" calcext:value-type="float">
            <text:p>77</text:p>
          </table:table-cell>
          <table:table-cell table:formula="of:=SIN(PI()*[.E78]/256)*127+128" office:value-type="float" office:value="230.92806417808" calcext:value-type="float">
            <text:p>230,928064178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[.C79])*127+128" office:value-type="float" office:value="231.833271270251" calcext:value-type="float">
            <text:p>232</text:p>
          </table:table-cell>
          <table:table-cell table:formula="of:=PI()*[.D79]" office:value-type="float" office:value="0.95720401164064" calcext:value-type="float">
            <text:p>0,95720401164064</text:p>
          </table:table-cell>
          <table:table-cell table:formula="of:=[.E79]/256" office:value-type="float" office:value="0.3046875" calcext:value-type="float">
            <text:p>0,3046875</text:p>
          </table:table-cell>
          <table:table-cell office:value-type="float" office:value="78" calcext:value-type="float">
            <text:p>78</text:p>
          </table:table-cell>
          <table:table-cell table:formula="of:=SIN(PI()*[.E79]/256)*127+128" office:value-type="float" office:value="231.833271270251" calcext:value-type="float">
            <text:p>231,8332712702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[.C80])*127+128" office:value-type="float" office:value="232.722841453698" calcext:value-type="float">
            <text:p>233</text:p>
          </table:table-cell>
          <table:table-cell table:formula="of:=PI()*[.D80]" office:value-type="float" office:value="0.969475857943725" calcext:value-type="float">
            <text:p>0,969475857943725</text:p>
          </table:table-cell>
          <table:table-cell table:formula="of:=[.E80]/256" office:value-type="float" office:value="0.30859375" calcext:value-type="float">
            <text:p>0,30859375</text:p>
          </table:table-cell>
          <table:table-cell office:value-type="float" office:value="79" calcext:value-type="float">
            <text:p>79</text:p>
          </table:table-cell>
          <table:table-cell table:formula="of:=SIN(PI()*[.E80]/256)*127+128" office:value-type="float" office:value="232.722841453698" calcext:value-type="float">
            <text:p>232,7228414536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[.C81])*127+128" office:value-type="float" office:value="233.596640762423" calcext:value-type="float">
            <text:p>234</text:p>
          </table:table-cell>
          <table:table-cell table:formula="of:=PI()*[.D81]" office:value-type="float" office:value="0.98174770424681" calcext:value-type="float">
            <text:p>0,98174770424681</text:p>
          </table:table-cell>
          <table:table-cell table:formula="of:=[.E81]/256" office:value-type="float" office:value="0.3125" calcext:value-type="float">
            <text:p>0,3125</text:p>
          </table:table-cell>
          <table:table-cell office:value-type="float" office:value="80" calcext:value-type="float">
            <text:p>80</text:p>
          </table:table-cell>
          <table:table-cell table:formula="of:=SIN(PI()*[.E81]/256)*127+128" office:value-type="float" office:value="233.596640762423" calcext:value-type="float">
            <text:p>233,5966407624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[.C82])*127+128" office:value-type="float" office:value="234.454537605464" calcext:value-type="float">
            <text:p>234</text:p>
          </table:table-cell>
          <table:table-cell table:formula="of:=PI()*[.D82]" office:value-type="float" office:value="0.994019550549895" calcext:value-type="float">
            <text:p>0,994019550549895</text:p>
          </table:table-cell>
          <table:table-cell table:formula="of:=[.E82]/256" office:value-type="float" office:value="0.31640625" calcext:value-type="float">
            <text:p>0,31640625</text:p>
          </table:table-cell>
          <table:table-cell office:value-type="float" office:value="81" calcext:value-type="float">
            <text:p>81</text:p>
          </table:table-cell>
          <table:table-cell table:formula="of:=SIN(PI()*[.E82]/256)*127+128" office:value-type="float" office:value="234.454537605464" calcext:value-type="float">
            <text:p>234,4545376054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[.C83])*127+128" office:value-type="float" office:value="235.296402786713" calcext:value-type="float">
            <text:p>235</text:p>
          </table:table-cell>
          <table:table-cell table:formula="of:=PI()*[.D83]" office:value-type="float" office:value="1.00629139685298" calcext:value-type="float">
            <text:p>1,00629139685298</text:p>
          </table:table-cell>
          <table:table-cell table:formula="of:=[.E83]/256" office:value-type="float" office:value="0.3203125" calcext:value-type="float">
            <text:p>0,3203125</text:p>
          </table:table-cell>
          <table:table-cell office:value-type="float" office:value="82" calcext:value-type="float">
            <text:p>82</text:p>
          </table:table-cell>
          <table:table-cell table:formula="of:=SIN(PI()*[.E83]/256)*127+128" office:value-type="float" office:value="235.296402786713" calcext:value-type="float">
            <text:p>235,2964027867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[.C84])*127+128" office:value-type="float" office:value="236.122109524369" calcext:value-type="float">
            <text:p>236</text:p>
          </table:table-cell>
          <table:table-cell table:formula="of:=PI()*[.D84]" office:value-type="float" office:value="1.01856324315607" calcext:value-type="float">
            <text:p>1,01856324315607</text:p>
          </table:table-cell>
          <table:table-cell table:formula="of:=[.E84]/256" office:value-type="float" office:value="0.32421875" calcext:value-type="float">
            <text:p>0,32421875</text:p>
          </table:table-cell>
          <table:table-cell office:value-type="float" office:value="83" calcext:value-type="float">
            <text:p>83</text:p>
          </table:table-cell>
          <table:table-cell table:formula="of:=SIN(PI()*[.E84]/256)*127+128" office:value-type="float" office:value="236.122109524369" calcext:value-type="float">
            <text:p>236,12210952436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[.C85])*127+128" office:value-type="float" office:value="236.931533470035" calcext:value-type="float">
            <text:p>237</text:p>
          </table:table-cell>
          <table:table-cell table:formula="of:=PI()*[.D85]" office:value-type="float" office:value="1.03083508945915" calcext:value-type="float">
            <text:p>1,03083508945915</text:p>
          </table:table-cell>
          <table:table-cell table:formula="of:=[.E85]/256" office:value-type="float" office:value="0.328125" calcext:value-type="float">
            <text:p>0,328125</text:p>
          </table:table-cell>
          <table:table-cell office:value-type="float" office:value="84" calcext:value-type="float">
            <text:p>84</text:p>
          </table:table-cell>
          <table:table-cell table:formula="of:=SIN(PI()*[.E85]/256)*127+128" office:value-type="float" office:value="236.931533470035" calcext:value-type="float">
            <text:p>236,9315334700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[.C86])*127+128" office:value-type="float" office:value="237.724552727441" calcext:value-type="float">
            <text:p>238</text:p>
          </table:table-cell>
          <table:table-cell table:formula="of:=PI()*[.D86]" office:value-type="float" office:value="1.04310693576224" calcext:value-type="float">
            <text:p>1,04310693576224</text:p>
          </table:table-cell>
          <table:table-cell table:formula="of:=[.E86]/256" office:value-type="float" office:value="0.33203125" calcext:value-type="float">
            <text:p>0,33203125</text:p>
          </table:table-cell>
          <table:table-cell office:value-type="float" office:value="85" calcext:value-type="float">
            <text:p>85</text:p>
          </table:table-cell>
          <table:table-cell table:formula="of:=SIN(PI()*[.E86]/256)*127+128" office:value-type="float" office:value="237.724552727441" calcext:value-type="float">
            <text:p>237,7245527274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[.C87])*127+128" office:value-type="float" office:value="238.501047870806" calcext:value-type="float">
            <text:p>239</text:p>
          </table:table-cell>
          <table:table-cell table:formula="of:=PI()*[.D87]" office:value-type="float" office:value="1.05537878206532" calcext:value-type="float">
            <text:p>1,05537878206532</text:p>
          </table:table-cell>
          <table:table-cell table:formula="of:=[.E87]/256" office:value-type="float" office:value="0.3359375" calcext:value-type="float">
            <text:p>0,3359375</text:p>
          </table:table-cell>
          <table:table-cell office:value-type="float" office:value="86" calcext:value-type="float">
            <text:p>86</text:p>
          </table:table-cell>
          <table:table-cell table:formula="of:=SIN(PI()*[.E87]/256)*127+128" office:value-type="float" office:value="238.501047870806" calcext:value-type="float">
            <text:p>238,5010478708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[.C88])*127+128" office:value-type="float" office:value="239.260901962817" calcext:value-type="float">
            <text:p>239</text:p>
          </table:table-cell>
          <table:table-cell table:formula="of:=PI()*[.D88]" office:value-type="float" office:value="1.06765062836841" calcext:value-type="float">
            <text:p>1,06765062836841</text:p>
          </table:table-cell>
          <table:table-cell table:formula="of:=[.E88]/256" office:value-type="float" office:value="0.33984375" calcext:value-type="float">
            <text:p>0,33984375</text:p>
          </table:table-cell>
          <table:table-cell office:value-type="float" office:value="87" calcext:value-type="float">
            <text:p>87</text:p>
          </table:table-cell>
          <table:table-cell table:formula="of:=SIN(PI()*[.E88]/256)*127+128" office:value-type="float" office:value="239.260901962817" calcext:value-type="float">
            <text:p>239,2609019628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[.C89])*127+128" office:value-type="float" office:value="240.004000572241" calcext:value-type="float">
            <text:p>240</text:p>
          </table:table-cell>
          <table:table-cell table:formula="of:=PI()*[.D89]" office:value-type="float" office:value="1.07992247467149" calcext:value-type="float">
            <text:p>1,07992247467149</text:p>
          </table:table-cell>
          <table:table-cell table:formula="of:=[.E89]/256" office:value-type="float" office:value="0.34375" calcext:value-type="float">
            <text:p>0,34375</text:p>
          </table:table-cell>
          <table:table-cell office:value-type="float" office:value="88" calcext:value-type="float">
            <text:p>88</text:p>
          </table:table-cell>
          <table:table-cell table:formula="of:=SIN(PI()*[.E89]/256)*127+128" office:value-type="float" office:value="240.004000572241" calcext:value-type="float">
            <text:p>240,0040005722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[.C90])*127+128" office:value-type="float" office:value="240.730231791162" calcext:value-type="float">
            <text:p>241</text:p>
          </table:table-cell>
          <table:table-cell table:formula="of:=PI()*[.D90]" office:value-type="float" office:value="1.09219432097458" calcext:value-type="float">
            <text:p>1,09219432097458</text:p>
          </table:table-cell>
          <table:table-cell table:formula="of:=[.E90]/256" office:value-type="float" office:value="0.34765625" calcext:value-type="float">
            <text:p>0,34765625</text:p>
          </table:table-cell>
          <table:table-cell office:value-type="float" office:value="89" calcext:value-type="float">
            <text:p>89</text:p>
          </table:table-cell>
          <table:table-cell table:formula="of:=SIN(PI()*[.E90]/256)*127+128" office:value-type="float" office:value="240.730231791162" calcext:value-type="float">
            <text:p>240,7302317911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[.C91])*127+128" office:value-type="float" office:value="241.43948625183" calcext:value-type="float">
            <text:p>241</text:p>
          </table:table-cell>
          <table:table-cell table:formula="of:=PI()*[.D91]" office:value-type="float" office:value="1.10446616727766" calcext:value-type="float">
            <text:p>1,10446616727766</text:p>
          </table:table-cell>
          <table:table-cell table:formula="of:=[.E91]/256" office:value-type="float" office:value="0.3515625" calcext:value-type="float">
            <text:p>0,3515625</text:p>
          </table:table-cell>
          <table:table-cell office:value-type="float" office:value="90" calcext:value-type="float">
            <text:p>90</text:p>
          </table:table-cell>
          <table:table-cell table:formula="of:=SIN(PI()*[.E91]/256)*127+128" office:value-type="float" office:value="241.43948625183" calcext:value-type="float">
            <text:p>241,439486251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[.C92])*127+128" office:value-type="float" office:value="242.131657143132" calcext:value-type="float">
            <text:p>242</text:p>
          </table:table-cell>
          <table:table-cell table:formula="of:=PI()*[.D92]" office:value-type="float" office:value="1.11673801358075" calcext:value-type="float">
            <text:p>1,11673801358075</text:p>
          </table:table-cell>
          <table:table-cell table:formula="of:=[.E92]/256" office:value-type="float" office:value="0.35546875" calcext:value-type="float">
            <text:p>0,35546875</text:p>
          </table:table-cell>
          <table:table-cell office:value-type="float" office:value="91" calcext:value-type="float">
            <text:p>91</text:p>
          </table:table-cell>
          <table:table-cell table:formula="of:=SIN(PI()*[.E92]/256)*127+128" office:value-type="float" office:value="242.131657143132" calcext:value-type="float">
            <text:p>242,1316571431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[.C93])*127+128" office:value-type="float" office:value="242.806640226677" calcext:value-type="float">
            <text:p>243</text:p>
          </table:table-cell>
          <table:table-cell table:formula="of:=PI()*[.D93]" office:value-type="float" office:value="1.12900985988383" calcext:value-type="float">
            <text:p>1,12900985988383</text:p>
          </table:table-cell>
          <table:table-cell table:formula="of:=[.E93]/256" office:value-type="float" office:value="0.359375" calcext:value-type="float">
            <text:p>0,359375</text:p>
          </table:table-cell>
          <table:table-cell office:value-type="float" office:value="92" calcext:value-type="float">
            <text:p>92</text:p>
          </table:table-cell>
          <table:table-cell table:formula="of:=SIN(PI()*[.E93]/256)*127+128" office:value-type="float" office:value="242.806640226677" calcext:value-type="float">
            <text:p>242,8066402266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[.C94])*127+128" office:value-type="float" office:value="243.464333852496" calcext:value-type="float">
            <text:p>243</text:p>
          </table:table-cell>
          <table:table-cell table:formula="of:=PI()*[.D94]" office:value-type="float" office:value="1.14128170618692" calcext:value-type="float">
            <text:p>1,14128170618692</text:p>
          </table:table-cell>
          <table:table-cell table:formula="of:=[.E94]/256" office:value-type="float" office:value="0.36328125" calcext:value-type="float">
            <text:p>0,36328125</text:p>
          </table:table-cell>
          <table:table-cell office:value-type="float" office:value="93" calcext:value-type="float">
            <text:p>93</text:p>
          </table:table-cell>
          <table:table-cell table:formula="of:=SIN(PI()*[.E94]/256)*127+128" office:value-type="float" office:value="243.464333852496" calcext:value-type="float">
            <text:p>243,4643338524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[.C95])*127+128" office:value-type="float" office:value="244.104638974348" calcext:value-type="float">
            <text:p>244</text:p>
          </table:table-cell>
          <table:table-cell table:formula="of:=PI()*[.D95]" office:value-type="float" office:value="1.15355355249" calcext:value-type="float">
            <text:p>1,15355355249</text:p>
          </table:table-cell>
          <table:table-cell table:formula="of:=[.E95]/256" office:value-type="float" office:value="0.3671875" calcext:value-type="float">
            <text:p>0,3671875</text:p>
          </table:table-cell>
          <table:table-cell office:value-type="float" office:value="94" calcext:value-type="float">
            <text:p>94</text:p>
          </table:table-cell>
          <table:table-cell table:formula="of:=SIN(PI()*[.E95]/256)*127+128" office:value-type="float" office:value="244.104638974348" calcext:value-type="float">
            <text:p>244,1046389743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[.C96])*127+128" office:value-type="float" office:value="244.727459164637" calcext:value-type="float">
            <text:p>245</text:p>
          </table:table-cell>
          <table:table-cell table:formula="of:=PI()*[.D96]" office:value-type="float" office:value="1.16582539879309" calcext:value-type="float">
            <text:p>1,16582539879309</text:p>
          </table:table-cell>
          <table:table-cell table:formula="of:=[.E96]/256" office:value-type="float" office:value="0.37109375" calcext:value-type="float">
            <text:p>0,37109375</text:p>
          </table:table-cell>
          <table:table-cell office:value-type="float" office:value="95" calcext:value-type="float">
            <text:p>95</text:p>
          </table:table-cell>
          <table:table-cell table:formula="of:=SIN(PI()*[.E96]/256)*127+128" office:value-type="float" office:value="244.727459164637" calcext:value-type="float">
            <text:p>244,7274591646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[.C97])*127+128" office:value-type="float" office:value="245.332700628933" calcext:value-type="float">
            <text:p>245</text:p>
          </table:table-cell>
          <table:table-cell table:formula="of:=PI()*[.D97]" office:value-type="float" office:value="1.17809724509617" calcext:value-type="float">
            <text:p>1,17809724509617</text:p>
          </table:table-cell>
          <table:table-cell table:formula="of:=[.E97]/256" office:value-type="float" office:value="0.375" calcext:value-type="float">
            <text:p>0,375</text:p>
          </table:table-cell>
          <table:table-cell office:value-type="float" office:value="96" calcext:value-type="float">
            <text:p>96</text:p>
          </table:table-cell>
          <table:table-cell table:formula="of:=SIN(PI()*[.E97]/256)*127+128" office:value-type="float" office:value="245.332700628933" calcext:value-type="float">
            <text:p>245,3327006289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[.C98])*127+128" office:value-type="float" office:value="245.920272220098" calcext:value-type="float">
            <text:p>246</text:p>
          </table:table-cell>
          <table:table-cell table:formula="of:=PI()*[.D98]" office:value-type="float" office:value="1.19036909139926" calcext:value-type="float">
            <text:p>1,19036909139926</text:p>
          </table:table-cell>
          <table:table-cell table:formula="of:=[.E98]/256" office:value-type="float" office:value="0.37890625" calcext:value-type="float">
            <text:p>0,37890625</text:p>
          </table:table-cell>
          <table:table-cell office:value-type="float" office:value="97" calcext:value-type="float">
            <text:p>97</text:p>
          </table:table-cell>
          <table:table-cell table:formula="of:=SIN(PI()*[.E98]/256)*127+128" office:value-type="float" office:value="245.920272220098" calcext:value-type="float">
            <text:p>245,9202722200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[.C99])*127+128" office:value-type="float" office:value="246.490085452012" calcext:value-type="float">
            <text:p>246</text:p>
          </table:table-cell>
          <table:table-cell table:formula="of:=PI()*[.D99]" office:value-type="float" office:value="1.20264093770234" calcext:value-type="float">
            <text:p>1,20264093770234</text:p>
          </table:table-cell>
          <table:table-cell table:formula="of:=[.E99]/256" office:value-type="float" office:value="0.3828125" calcext:value-type="float">
            <text:p>0,3828125</text:p>
          </table:table-cell>
          <table:table-cell office:value-type="float" office:value="98" calcext:value-type="float">
            <text:p>98</text:p>
          </table:table-cell>
          <table:table-cell table:formula="of:=SIN(PI()*[.E99]/256)*127+128" office:value-type="float" office:value="246.490085452012" calcext:value-type="float">
            <text:p>246,4900854520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[.C100])*127+128" office:value-type="float" office:value="247.042054512897" calcext:value-type="float">
            <text:p>247</text:p>
          </table:table-cell>
          <table:table-cell table:formula="of:=PI()*[.D100]" office:value-type="float" office:value="1.21491278400543" calcext:value-type="float">
            <text:p>1,21491278400543</text:p>
          </table:table-cell>
          <table:table-cell table:formula="of:=[.E100]/256" office:value-type="float" office:value="0.38671875" calcext:value-type="float">
            <text:p>0,38671875</text:p>
          </table:table-cell>
          <table:table-cell office:value-type="float" office:value="99" calcext:value-type="float">
            <text:p>99</text:p>
          </table:table-cell>
          <table:table-cell table:formula="of:=SIN(PI()*[.E100]/256)*127+128" office:value-type="float" office:value="247.042054512897" calcext:value-type="float">
            <text:p>247,0420545128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[.C101])*127+128" office:value-type="float" office:value="247.576096278244" calcext:value-type="float">
            <text:p>248</text:p>
          </table:table-cell>
          <table:table-cell table:formula="of:=PI()*[.D101]" office:value-type="float" office:value="1.22718463030851" calcext:value-type="float">
            <text:p>1,22718463030851</text:p>
          </table:table-cell>
          <table:table-cell table:formula="of:=[.E101]/256" office:value-type="float" office:value="0.390625" calcext:value-type="float">
            <text:p>0,390625</text:p>
          </table:table-cell>
          <table:table-cell office:value-type="float" office:value="100" calcext:value-type="float">
            <text:p>100</text:p>
          </table:table-cell>
          <table:table-cell table:formula="of:=SIN(PI()*[.E101]/256)*127+128" office:value-type="float" office:value="247.576096278244" calcext:value-type="float">
            <text:p>247,5760962782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[.C102])*127+128" office:value-type="float" office:value="248.092130323326" calcext:value-type="float">
            <text:p>248</text:p>
          </table:table-cell>
          <table:table-cell table:formula="of:=PI()*[.D102]" office:value-type="float" office:value="1.2394564766116" calcext:value-type="float">
            <text:p>1,2394564766116</text:p>
          </table:table-cell>
          <table:table-cell table:formula="of:=[.E102]/256" office:value-type="float" office:value="0.39453125" calcext:value-type="float">
            <text:p>0,39453125</text:p>
          </table:table-cell>
          <table:table-cell office:value-type="float" office:value="101" calcext:value-type="float">
            <text:p>101</text:p>
          </table:table-cell>
          <table:table-cell table:formula="of:=SIN(PI()*[.E102]/256)*127+128" office:value-type="float" office:value="248.092130323326" calcext:value-type="float">
            <text:p>248,0921303233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[.C103])*127+128" office:value-type="float" office:value="248.590078935316" calcext:value-type="float">
            <text:p>249</text:p>
          </table:table-cell>
          <table:table-cell table:formula="of:=PI()*[.D103]" office:value-type="float" office:value="1.25172832291468" calcext:value-type="float">
            <text:p>1,25172832291468</text:p>
          </table:table-cell>
          <table:table-cell table:formula="of:=[.E103]/256" office:value-type="float" office:value="0.3984375" calcext:value-type="float">
            <text:p>0,3984375</text:p>
          </table:table-cell>
          <table:table-cell office:value-type="float" office:value="102" calcext:value-type="float">
            <text:p>102</text:p>
          </table:table-cell>
          <table:table-cell table:formula="of:=SIN(PI()*[.E103]/256)*127+128" office:value-type="float" office:value="248.590078935316" calcext:value-type="float">
            <text:p>248,5900789353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[.C104])*127+128" office:value-type="float" office:value="249.069867124983" calcext:value-type="float">
            <text:p>249</text:p>
          </table:table-cell>
          <table:table-cell table:formula="of:=PI()*[.D104]" office:value-type="float" office:value="1.26400016921777" calcext:value-type="float">
            <text:p>1,26400016921777</text:p>
          </table:table-cell>
          <table:table-cell table:formula="of:=[.E104]/256" office:value-type="float" office:value="0.40234375" calcext:value-type="float">
            <text:p>0,40234375</text:p>
          </table:table-cell>
          <table:table-cell office:value-type="float" office:value="103" calcext:value-type="float">
            <text:p>103</text:p>
          </table:table-cell>
          <table:table-cell table:formula="of:=SIN(PI()*[.E104]/256)*127+128" office:value-type="float" office:value="249.069867124983" calcext:value-type="float">
            <text:p>249,0698671249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C105])*127+128" office:value-type="float" office:value="249.531422637991" calcext:value-type="float">
            <text:p>250</text:p>
          </table:table-cell>
          <table:table-cell table:formula="of:=PI()*[.D105]" office:value-type="float" office:value="1.27627201552085" calcext:value-type="float">
            <text:p>1,27627201552085</text:p>
          </table:table-cell>
          <table:table-cell table:formula="of:=[.E105]/256" office:value-type="float" office:value="0.40625" calcext:value-type="float">
            <text:p>0,40625</text:p>
          </table:table-cell>
          <table:table-cell office:value-type="float" office:value="104" calcext:value-type="float">
            <text:p>104</text:p>
          </table:table-cell>
          <table:table-cell table:formula="of:=SIN(PI()*[.E105]/256)*127+128" office:value-type="float" office:value="249.531422637991" calcext:value-type="float">
            <text:p>249,5314226379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C106])*127+128" office:value-type="float" office:value="249.974675965777" calcext:value-type="float">
            <text:p>250</text:p>
          </table:table-cell>
          <table:table-cell table:formula="of:=PI()*[.D106]" office:value-type="float" office:value="1.28854386182394" calcext:value-type="float">
            <text:p>1,28854386182394</text:p>
          </table:table-cell>
          <table:table-cell table:formula="of:=[.E106]/256" office:value-type="float" office:value="0.41015625" calcext:value-type="float">
            <text:p>0,41015625</text:p>
          </table:table-cell>
          <table:table-cell office:value-type="float" office:value="105" calcext:value-type="float">
            <text:p>105</text:p>
          </table:table-cell>
          <table:table-cell table:formula="of:=SIN(PI()*[.E106]/256)*127+128" office:value-type="float" office:value="249.974675965777" calcext:value-type="float">
            <text:p>249,9746759657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C107])*127+128" office:value-type="float" office:value="250.399560356021" calcext:value-type="float">
            <text:p>250</text:p>
          </table:table-cell>
          <table:table-cell table:formula="of:=PI()*[.D107]" office:value-type="float" office:value="1.30081570812702" calcext:value-type="float">
            <text:p>1,30081570812702</text:p>
          </table:table-cell>
          <table:table-cell table:formula="of:=[.E107]/256" office:value-type="float" office:value="0.4140625" calcext:value-type="float">
            <text:p>0,4140625</text:p>
          </table:table-cell>
          <table:table-cell office:value-type="float" office:value="106" calcext:value-type="float">
            <text:p>106</text:p>
          </table:table-cell>
          <table:table-cell table:formula="of:=SIN(PI()*[.E107]/256)*127+128" office:value-type="float" office:value="250.399560356021" calcext:value-type="float">
            <text:p>250,3995603560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[.C108])*127+128" office:value-type="float" office:value="250.806011822696" calcext:value-type="float">
            <text:p>251</text:p>
          </table:table-cell>
          <table:table-cell table:formula="of:=PI()*[.D108]" office:value-type="float" office:value="1.31308755443011" calcext:value-type="float">
            <text:p>1,31308755443011</text:p>
          </table:table-cell>
          <table:table-cell table:formula="of:=[.E108]/256" office:value-type="float" office:value="0.41796875" calcext:value-type="float">
            <text:p>0,41796875</text:p>
          </table:table-cell>
          <table:table-cell office:value-type="float" office:value="107" calcext:value-type="float">
            <text:p>107</text:p>
          </table:table-cell>
          <table:table-cell table:formula="of:=SIN(PI()*[.E108]/256)*127+128" office:value-type="float" office:value="250.806011822696" calcext:value-type="float">
            <text:p>250,8060118226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[.C109])*127+128" office:value-type="float" office:value="251.193969155707" calcext:value-type="float">
            <text:p>251</text:p>
          </table:table-cell>
          <table:table-cell table:formula="of:=PI()*[.D109]" office:value-type="float" office:value="1.32535940073319" calcext:value-type="float">
            <text:p>1,32535940073319</text:p>
          </table:table-cell>
          <table:table-cell table:formula="of:=[.E109]/256" office:value-type="float" office:value="0.421875" calcext:value-type="float">
            <text:p>0,421875</text:p>
          </table:table-cell>
          <table:table-cell office:value-type="float" office:value="108" calcext:value-type="float">
            <text:p>108</text:p>
          </table:table-cell>
          <table:table-cell table:formula="of:=SIN(PI()*[.E109]/256)*127+128" office:value-type="float" office:value="251.193969155707" calcext:value-type="float">
            <text:p>251,1939691557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C110])*127+128" office:value-type="float" office:value="251.563373930106" calcext:value-type="float">
            <text:p>252</text:p>
          </table:table-cell>
          <table:table-cell table:formula="of:=PI()*[.D110]" office:value-type="float" office:value="1.33763124703628" calcext:value-type="float">
            <text:p>1,33763124703628</text:p>
          </table:table-cell>
          <table:table-cell table:formula="of:=[.E110]/256" office:value-type="float" office:value="0.42578125" calcext:value-type="float">
            <text:p>0,42578125</text:p>
          </table:table-cell>
          <table:table-cell office:value-type="float" office:value="109" calcext:value-type="float">
            <text:p>109</text:p>
          </table:table-cell>
          <table:table-cell table:formula="of:=SIN(PI()*[.E110]/256)*127+128" office:value-type="float" office:value="251.563373930106" calcext:value-type="float">
            <text:p>251,5633739301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C111])*127+128" office:value-type="float" office:value="251.914170514893" calcext:value-type="float">
            <text:p>252</text:p>
          </table:table-cell>
          <table:table-cell table:formula="of:=PI()*[.D111]" office:value-type="float" office:value="1.34990309333936" calcext:value-type="float">
            <text:p>1,34990309333936</text:p>
          </table:table-cell>
          <table:table-cell table:formula="of:=[.E111]/256" office:value-type="float" office:value="0.4296875" calcext:value-type="float">
            <text:p>0,4296875</text:p>
          </table:table-cell>
          <table:table-cell office:value-type="float" office:value="110" calcext:value-type="float">
            <text:p>110</text:p>
          </table:table-cell>
          <table:table-cell table:formula="of:=SIN(PI()*[.E111]/256)*127+128" office:value-type="float" office:value="251.914170514893" calcext:value-type="float">
            <text:p>251,9141705148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C112])*127+128" office:value-type="float" office:value="252.246306081393" calcext:value-type="float">
            <text:p>252</text:p>
          </table:table-cell>
          <table:table-cell table:formula="of:=PI()*[.D112]" office:value-type="float" office:value="1.36217493964245" calcext:value-type="float">
            <text:p>1,36217493964245</text:p>
          </table:table-cell>
          <table:table-cell table:formula="of:=[.E112]/256" office:value-type="float" office:value="0.43359375" calcext:value-type="float">
            <text:p>0,43359375</text:p>
          </table:table-cell>
          <table:table-cell office:value-type="float" office:value="111" calcext:value-type="float">
            <text:p>111</text:p>
          </table:table-cell>
          <table:table-cell table:formula="of:=SIN(PI()*[.E112]/256)*127+128" office:value-type="float" office:value="252.246306081393" calcext:value-type="float">
            <text:p>252,2463060813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C113])*127+128" office:value-type="float" office:value="252.55973061121" calcext:value-type="float">
            <text:p>253</text:p>
          </table:table-cell>
          <table:table-cell table:formula="of:=PI()*[.D113]" office:value-type="float" office:value="1.37444678594553" calcext:value-type="float">
            <text:p>1,37444678594553</text:p>
          </table:table-cell>
          <table:table-cell table:formula="of:=[.E113]/256" office:value-type="float" office:value="0.4375" calcext:value-type="float">
            <text:p>0,4375</text:p>
          </table:table-cell>
          <table:table-cell office:value-type="float" office:value="112" calcext:value-type="float">
            <text:p>112</text:p>
          </table:table-cell>
          <table:table-cell table:formula="of:=SIN(PI()*[.E113]/256)*127+128" office:value-type="float" office:value="252.55973061121" calcext:value-type="float">
            <text:p>252,559730611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C114])*127+128" office:value-type="float" office:value="252.854396903764" calcext:value-type="float">
            <text:p>253</text:p>
          </table:table-cell>
          <table:table-cell table:formula="of:=PI()*[.D114]" office:value-type="float" office:value="1.38671863224862" calcext:value-type="float">
            <text:p>1,38671863224862</text:p>
          </table:table-cell>
          <table:table-cell table:formula="of:=[.E114]/256" office:value-type="float" office:value="0.44140625" calcext:value-type="float">
            <text:p>0,44140625</text:p>
          </table:table-cell>
          <table:table-cell office:value-type="float" office:value="113" calcext:value-type="float">
            <text:p>113</text:p>
          </table:table-cell>
          <table:table-cell table:formula="of:=SIN(PI()*[.E114]/256)*127+128" office:value-type="float" office:value="252.854396903764" calcext:value-type="float">
            <text:p>252,8543969037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C115])*127+128" office:value-type="float" office:value="253.130260583396" calcext:value-type="float">
            <text:p>253</text:p>
          </table:table-cell>
          <table:table-cell table:formula="of:=PI()*[.D115]" office:value-type="float" office:value="1.3989904785517" calcext:value-type="float">
            <text:p>1,3989904785517</text:p>
          </table:table-cell>
          <table:table-cell table:formula="of:=[.E115]/256" office:value-type="float" office:value="0.4453125" calcext:value-type="float">
            <text:p>0,4453125</text:p>
          </table:table-cell>
          <table:table-cell office:value-type="float" office:value="114" calcext:value-type="float">
            <text:p>114</text:p>
          </table:table-cell>
          <table:table-cell table:formula="of:=SIN(PI()*[.E115]/256)*127+128" office:value-type="float" office:value="253.130260583396" calcext:value-type="float">
            <text:p>253,1302605833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C116])*127+128" office:value-type="float" office:value="253.387280106048" calcext:value-type="float">
            <text:p>253</text:p>
          </table:table-cell>
          <table:table-cell table:formula="of:=PI()*[.D116]" office:value-type="float" office:value="1.41126232485479" calcext:value-type="float">
            <text:p>1,41126232485479</text:p>
          </table:table-cell>
          <table:table-cell table:formula="of:=[.E116]/256" office:value-type="float" office:value="0.44921875" calcext:value-type="float">
            <text:p>0,44921875</text:p>
          </table:table-cell>
          <table:table-cell office:value-type="float" office:value="115" calcext:value-type="float">
            <text:p>115</text:p>
          </table:table-cell>
          <table:table-cell table:formula="of:=SIN(PI()*[.E116]/256)*127+128" office:value-type="float" office:value="253.387280106048" calcext:value-type="float">
            <text:p>253,3872801060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C117])*127+128" office:value-type="float" office:value="253.625416765527" calcext:value-type="float">
            <text:p>254</text:p>
          </table:table-cell>
          <table:table-cell table:formula="of:=PI()*[.D117]" office:value-type="float" office:value="1.42353417115788" calcext:value-type="float">
            <text:p>1,42353417115788</text:p>
          </table:table-cell>
          <table:table-cell table:formula="of:=[.E117]/256" office:value-type="float" office:value="0.453125" calcext:value-type="float">
            <text:p>0,453125</text:p>
          </table:table-cell>
          <table:table-cell office:value-type="float" office:value="116" calcext:value-type="float">
            <text:p>116</text:p>
          </table:table-cell>
          <table:table-cell table:formula="of:=SIN(PI()*[.E117]/256)*127+128" office:value-type="float" office:value="253.625416765527" calcext:value-type="float">
            <text:p>253,6254167655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C118])*127+128" office:value-type="float" office:value="253.844634699328" calcext:value-type="float">
            <text:p>254</text:p>
          </table:table-cell>
          <table:table-cell table:formula="of:=PI()*[.D118]" office:value-type="float" office:value="1.43580601746096" calcext:value-type="float">
            <text:p>1,43580601746096</text:p>
          </table:table-cell>
          <table:table-cell table:formula="of:=[.E118]/256" office:value-type="float" office:value="0.45703125" calcext:value-type="float">
            <text:p>0,45703125</text:p>
          </table:table-cell>
          <table:table-cell office:value-type="float" office:value="117" calcext:value-type="float">
            <text:p>117</text:p>
          </table:table-cell>
          <table:table-cell table:formula="of:=SIN(PI()*[.E118]/256)*127+128" office:value-type="float" office:value="253.844634699328" calcext:value-type="float">
            <text:p>253,8446346993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C119])*127+128" office:value-type="float" office:value="254.044900894036" calcext:value-type="float">
            <text:p>254</text:p>
          </table:table-cell>
          <table:table-cell table:formula="of:=PI()*[.D119]" office:value-type="float" office:value="1.44807786376405" calcext:value-type="float">
            <text:p>1,44807786376405</text:p>
          </table:table-cell>
          <table:table-cell table:formula="of:=[.E119]/256" office:value-type="float" office:value="0.4609375" calcext:value-type="float">
            <text:p>0,4609375</text:p>
          </table:table-cell>
          <table:table-cell office:value-type="float" office:value="118" calcext:value-type="float">
            <text:p>118</text:p>
          </table:table-cell>
          <table:table-cell table:formula="of:=SIN(PI()*[.E119]/256)*127+128" office:value-type="float" office:value="254.044900894036" calcext:value-type="float">
            <text:p>254,0449008940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C120])*127+128" office:value-type="float" office:value="254.226185190299" calcext:value-type="float">
            <text:p>254</text:p>
          </table:table-cell>
          <table:table-cell table:formula="of:=PI()*[.D120]" office:value-type="float" office:value="1.46034971006713" calcext:value-type="float">
            <text:p>1,46034971006713</text:p>
          </table:table-cell>
          <table:table-cell table:formula="of:=[.E120]/256" office:value-type="float" office:value="0.46484375" calcext:value-type="float">
            <text:p>0,46484375</text:p>
          </table:table-cell>
          <table:table-cell office:value-type="float" office:value="119" calcext:value-type="float">
            <text:p>119</text:p>
          </table:table-cell>
          <table:table-cell table:formula="of:=SIN(PI()*[.E120]/256)*127+128" office:value-type="float" office:value="254.226185190299" calcext:value-type="float">
            <text:p>254,2261851902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C121])*127+128" office:value-type="float" office:value="254.388460287369" calcext:value-type="float">
            <text:p>254</text:p>
          </table:table-cell>
          <table:table-cell table:formula="of:=PI()*[.D121]" office:value-type="float" office:value="1.47262155637022" calcext:value-type="float">
            <text:p>1,47262155637022</text:p>
          </table:table-cell>
          <table:table-cell table:formula="of:=[.E121]/256" office:value-type="float" office:value="0.46875" calcext:value-type="float">
            <text:p>0,46875</text:p>
          </table:table-cell>
          <table:table-cell office:value-type="float" office:value="120" calcext:value-type="float">
            <text:p>120</text:p>
          </table:table-cell>
          <table:table-cell table:formula="of:=SIN(PI()*[.E121]/256)*127+128" office:value-type="float" office:value="254.388460287369" calcext:value-type="float">
            <text:p>254,3884602873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2])*127+128" office:value-type="float" office:value="254.531701747213" calcext:value-type="float">
            <text:p>255</text:p>
          </table:table-cell>
          <table:table-cell table:formula="of:=PI()*[.D122]" office:value-type="float" office:value="1.4848934026733" calcext:value-type="float">
            <text:p>1,4848934026733</text:p>
          </table:table-cell>
          <table:table-cell table:formula="of:=[.E122]/256" office:value-type="float" office:value="0.47265625" calcext:value-type="float">
            <text:p>0,47265625</text:p>
          </table:table-cell>
          <table:table-cell office:value-type="float" office:value="121" calcext:value-type="float">
            <text:p>121</text:p>
          </table:table-cell>
          <table:table-cell table:formula="of:=SIN(PI()*[.E122]/256)*127+128" office:value-type="float" office:value="254.531701747213" calcext:value-type="float">
            <text:p>254,5317017472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3])*127+128" office:value-type="float" office:value="254.655887998194" calcext:value-type="float">
            <text:p>255</text:p>
          </table:table-cell>
          <table:table-cell table:formula="of:=PI()*[.D123]" office:value-type="float" office:value="1.49716524897639" calcext:value-type="float">
            <text:p>1,49716524897639</text:p>
          </table:table-cell>
          <table:table-cell table:formula="of:=[.E123]/256" office:value-type="float" office:value="0.4765625" calcext:value-type="float">
            <text:p>0,4765625</text:p>
          </table:table-cell>
          <table:table-cell office:value-type="float" office:value="122" calcext:value-type="float">
            <text:p>122</text:p>
          </table:table-cell>
          <table:table-cell table:formula="of:=SIN(PI()*[.E123]/256)*127+128" office:value-type="float" office:value="254.655887998194" calcext:value-type="float">
            <text:p>254,6558879981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4])*127+128" office:value-type="float" office:value="254.761000338319" calcext:value-type="float">
            <text:p>255</text:p>
          </table:table-cell>
          <table:table-cell table:formula="of:=PI()*[.D124]" office:value-type="float" office:value="1.50943709527947" calcext:value-type="float">
            <text:p>1,50943709527947</text:p>
          </table:table-cell>
          <table:table-cell table:formula="of:=[.E124]/256" office:value-type="float" office:value="0.48046875" calcext:value-type="float">
            <text:p>0,48046875</text:p>
          </table:table-cell>
          <table:table-cell office:value-type="float" office:value="123" calcext:value-type="float">
            <text:p>123</text:p>
          </table:table-cell>
          <table:table-cell table:formula="of:=SIN(PI()*[.E124]/256)*127+128" office:value-type="float" office:value="254.761000338319" calcext:value-type="float">
            <text:p>254,7610003383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5])*127+128" office:value-type="float" office:value="254.847022938057" calcext:value-type="float">
            <text:p>255</text:p>
          </table:table-cell>
          <table:table-cell table:formula="of:=PI()*[.D125]" office:value-type="float" office:value="1.52170894158256" calcext:value-type="float">
            <text:p>1,52170894158256</text:p>
          </table:table-cell>
          <table:table-cell table:formula="of:=[.E125]/256" office:value-type="float" office:value="0.484375" calcext:value-type="float">
            <text:p>0,484375</text:p>
          </table:table-cell>
          <table:table-cell office:value-type="float" office:value="124" calcext:value-type="float">
            <text:p>124</text:p>
          </table:table-cell>
          <table:table-cell table:formula="of:=SIN(PI()*[.E125]/256)*127+128" office:value-type="float" office:value="254.847022938057" calcext:value-type="float">
            <text:p>254,8470229380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6])*127+128" office:value-type="float" office:value="254.91394284272" calcext:value-type="float">
            <text:p>255</text:p>
          </table:table-cell>
          <table:table-cell table:formula="of:=PI()*[.D126]" office:value-type="float" office:value="1.53398078788564" calcext:value-type="float">
            <text:p>1,53398078788564</text:p>
          </table:table-cell>
          <table:table-cell table:formula="of:=[.E126]/256" office:value-type="float" office:value="0.48828125" calcext:value-type="float">
            <text:p>0,48828125</text:p>
          </table:table-cell>
          <table:table-cell office:value-type="float" office:value="125" calcext:value-type="float">
            <text:p>125</text:p>
          </table:table-cell>
          <table:table-cell table:formula="of:=SIN(PI()*[.E126]/256)*127+128" office:value-type="float" office:value="254.91394284272" calcext:value-type="float">
            <text:p>254,913942842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7])*127+128" office:value-type="float" office:value="254.961749974418" calcext:value-type="float">
            <text:p>255</text:p>
          </table:table-cell>
          <table:table-cell table:formula="of:=PI()*[.D127]" office:value-type="float" office:value="1.54625263418873" calcext:value-type="float">
            <text:p>1,54625263418873</text:p>
          </table:table-cell>
          <table:table-cell table:formula="of:=[.E127]/256" office:value-type="float" office:value="0.4921875" calcext:value-type="float">
            <text:p>0,4921875</text:p>
          </table:table-cell>
          <table:table-cell office:value-type="float" office:value="126" calcext:value-type="float">
            <text:p>126</text:p>
          </table:table-cell>
          <table:table-cell table:formula="of:=SIN(PI()*[.E127]/256)*127+128" office:value-type="float" office:value="254.961749974418" calcext:value-type="float">
            <text:p>254,961749974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C128])*127+128" office:value-type="float" office:value="254.990437133571" calcext:value-type="float">
            <text:p>255</text:p>
          </table:table-cell>
          <table:table-cell table:formula="of:=PI()*[.D128]" office:value-type="float" office:value="1.55852448049181" calcext:value-type="float">
            <text:p>1,55852448049181</text:p>
          </table:table-cell>
          <table:table-cell table:formula="of:=[.E128]/256" office:value-type="float" office:value="0.49609375" calcext:value-type="float">
            <text:p>0,49609375</text:p>
          </table:table-cell>
          <table:table-cell office:value-type="float" office:value="127" calcext:value-type="float">
            <text:p>127</text:p>
          </table:table-cell>
          <table:table-cell table:formula="of:=SIN(PI()*[.E128]/256)*127+128" office:value-type="float" office:value="254.990437133571" calcext:value-type="float">
            <text:p>254,990437133571</text:p>
          </table:table-cell>
        </table:table-row>
        <table:table-row table:style-name="ro1" table:number-rows-repeated="10484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" loext:min-decimal-places="1" number:min-integer-digits="3"/>
    </number:number-style>
    <number:number-style style:name="N114">
      <number:number number:decimal-places="2" loext:min-decimal-places="2" number:min-integer-digits="3"/>
    </number:number-style>
    <number:number-style style:name="N115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2:23:13.272138035</meta:creation-date>
    <dc:date>2019-02-15T23:28:38.546860625</dc:date>
    <meta:editing-duration>PT3M23S</meta:editing-duration>
    <meta:editing-cycles>2</meta:editing-cycles>
    <meta:generator>LibreOffice/6.0.7.3$Linux_X86_64 LibreOffice_project/00m0$Build-3</meta:generator>
    <meta:document-statistic meta:table-count="2" meta:cell-count="10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0" loext:min-decimal-places="0" number:min-intege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96cm" svg:height="19.628cm" xlink:href=".." xlink:type="simple" chart:class="chart:line" chart:style-name="ch1">
        <chart:legend chart:legend-position="end" svg:x="32.229cm" svg:y="9.266cm" style:legend-expansion="high" chart:style-name="ch2"/>
        <chart:plot-area chart:style-name="ch3" table:cell-range-address="Tabelle2.A1:Tabelle2.B128" svg:x="0.697cm" svg:y="0.392cm" svg:width="30.835cm" svg:height="18.844cm">
          <chartooo:coordinate-region svg:x="1.504cm" svg:y="0.513cm" svg:width="30.028cm" svg:height="17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A1:Tabelle2.A128" chart:class="chart:line">
            <chart:data-point chart:repeated="128"/>
          </chart:series>
          <chart:series chart:style-name="ch7" chart:values-cell-range-address="Tabelle2.B1:Tabelle2.B128" chart:class="chart:line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Tabelle2.A1:Tabelle2.A128</svg:desc>
                </draw:g>
              </table:table-cell>
              <table:table-cell office:value-type="float" office:value="128">
                <text:p>128</text:p>
                <draw:g>
                  <svg:desc>Tabelle2.B1:Tabelle2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">
                <text:p>129</text:p>
              </table:table-cell>
              <table:table-cell office:value-type="float" office:value="129.558485362286">
                <text:p>129.558485362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  <table:table-cell office:value-type="float" office:value="131.11673602241">
                <text:p>131.1167360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132.674517313553">
                <text:p>132.674517313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4.231594639582">
                <text:p>134.231594639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135.787733510381">
                <text:p>135.787733510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137.342699577158">
                <text:p>137.342699577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38.896258667744">
                <text:p>138.896258667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140.448176821854">
                <text:p>140.448176821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41.998220326323">
                <text:p>141.998220326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">
                <text:p>143</text:p>
              </table:table-cell>
              <table:table-cell office:value-type="float" office:value="143.5461557503">
                <text:p>143.5461557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5.091749980405">
                <text:p>145.091749980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46.634770255831">
                <text:p>146.634770255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148.1749842034">
                <text:p>148.1749842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">
                <text:p>149</text:p>
              </table:table-cell>
              <table:table-cell office:value-type="float" office:value="149.712159872558">
                <text:p>149.712159872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151.246065770303">
                <text:p>151.24606577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152.776470896048">
                <text:p>152.776470896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54.303144776412">
                <text:p>154.303144776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">
                <text:p>155</text:p>
              </table:table-cell>
              <table:table-cell office:value-type="float" office:value="155.825857499922">
                <text:p>155.825857499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157.344379751645">
                <text:p>157.344379751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158.858482847715">
                <text:p>158.858482847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160.367938769773">
                <text:p>160.367938769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">
                <text:p>162</text:p>
              </table:table-cell>
              <table:table-cell office:value-type="float" office:value="161.872520199312">
                <text:p>161.872520199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">
                <text:p>163</text:p>
              </table:table-cell>
              <table:table-cell office:value-type="float" office:value="163.372000551902">
                <text:p>163.372000551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">
                <text:p>165</text:p>
              </table:table-cell>
              <table:table-cell office:value-type="float" office:value="164.866154011317">
                <text:p>164.866154011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">
                <text:p>166</text:p>
              </table:table-cell>
              <table:table-cell office:value-type="float" office:value="166.354755563542">
                <text:p>166.354755563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7">
                <text:p>167</text:p>
              </table:table-cell>
              <table:table-cell office:value-type="float" office:value="167.837581030659">
                <text:p>167.8375810306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">
                <text:p>169</text:p>
              </table:table-cell>
              <table:table-cell office:value-type="float" office:value="169.314407104607">
                <text:p>169.314407104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170.785011380812">
                <text:p>170.785011380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72.249172391678">
                <text:p>172.249172391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173.706669639944">
                <text:p>173.706669639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">
                <text:p>175</text:p>
              </table:table-cell>
              <table:table-cell office:value-type="float" office:value="175.157283631883">
                <text:p>175.157283631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">
                <text:p>176</text:p>
              </table:table-cell>
              <table:table-cell office:value-type="float" office:value="176.600795910366">
                <text:p>176.600795910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">
                <text:p>178</text:p>
              </table:table-cell>
              <table:table-cell office:value-type="float" office:value="178.036989087753">
                <text:p>178.036989087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79.465646878634">
                <text:p>179.465646878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1">
                <text:p>181</text:p>
              </table:table-cell>
              <table:table-cell office:value-type="float" office:value="180.8865541324">
                <text:p>180.8865541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">
                <text:p>182</text:p>
              </table:table-cell>
              <table:table-cell office:value-type="float" office:value="182.299496865646">
                <text:p>182.299496865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3">
                <text:p>183</text:p>
              </table:table-cell>
              <table:table-cell office:value-type="float" office:value="183.704262294393">
                <text:p>183.704262294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">
                <text:p>185</text:p>
              </table:table-cell>
              <table:table-cell office:value-type="float" office:value="185.100638866135">
                <text:p>185.100638866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186.488416291696">
                <text:p>186.488416291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187.867385576902">
                <text:p>187.867385576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9">
                <text:p>189</text:p>
              </table:table-cell>
              <table:table-cell office:value-type="float" office:value="189.237339054049">
                <text:p>189.237339054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190.598070413183">
                <text:p>190.598070413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  <table:table-cell office:value-type="float" office:value="191.949374733166">
                <text:p>191.949374733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  <table:table-cell office:value-type="float" office:value="193.291048512539">
                <text:p>193.291048512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">
                <text:p>194</text:p>
              </table:table-cell>
              <table:table-cell office:value-type="float" office:value="194.622889700166">
                <text:p>194.622889700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">
                <text:p>196</text:p>
              </table:table-cell>
              <table:table-cell office:value-type="float" office:value="195.944697725661">
                <text:p>195.944697725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">
                <text:p>197</text:p>
              </table:table-cell>
              <table:table-cell office:value-type="float" office:value="197.2562735296">
                <text:p>197.2562735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">
                <text:p>198</text:p>
              </table:table-cell>
              <table:table-cell office:value-type="float" office:value="198.557419593489">
                <text:p>198.557419593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199.847939969519">
                <text:p>199.847939969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">
                <text:p>201</text:p>
              </table:table-cell>
              <table:table-cell office:value-type="float" office:value="201.127640310066">
                <text:p>201.1276403100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">
                <text:p>202</text:p>
              </table:table-cell>
              <table:table-cell office:value-type="float" office:value="202.396327896968">
                <text:p>202.396327896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3">
                <text:p>203</text:p>
              </table:table-cell>
              <table:table-cell office:value-type="float" office:value="203.653811670539">
                <text:p>203.6538116705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204.899902258349">
                <text:p>204.899902258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206.13441200374">
                <text:p>206.13441200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207.357154994083">
                <text:p>207.357154994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208.567947088783">
                <text:p>208.567947088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209.766605947003">
                <text:p>209.766605947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">
                <text:p>211</text:p>
              </table:table-cell>
              <table:table-cell office:value-type="float" office:value="210.95295105513">
                <text:p>210.95295105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2">
                <text:p>212</text:p>
              </table:table-cell>
              <table:table-cell office:value-type="float" office:value="212.126803753952">
                <text:p>212.126803753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3">
                <text:p>213</text:p>
              </table:table-cell>
              <table:table-cell office:value-type="float" office:value="213.287987265571">
                <text:p>213.287987265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4">
                <text:p>214</text:p>
              </table:table-cell>
              <table:table-cell office:value-type="float" office:value="214.436326720023">
                <text:p>214.436326720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">
                <text:p>215</text:p>
              </table:table-cell>
              <table:table-cell office:value-type="float" office:value="215.571649181607">
                <text:p>215.571649181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">
                <text:p>217</text:p>
              </table:table-cell>
              <table:table-cell office:value-type="float" office:value="216.69378367494">
                <text:p>216.69378367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8">
                <text:p>218</text:p>
              </table:table-cell>
              <table:table-cell office:value-type="float" office:value="217.802561210692">
                <text:p>217.802561210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9">
                <text:p>219</text:p>
              </table:table-cell>
              <table:table-cell office:value-type="float" office:value="218.897814811045">
                <text:p>218.897814811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">
                <text:p>220</text:p>
              </table:table-cell>
              <table:table-cell office:value-type="float" office:value="219.979379534836">
                <text:p>219.979379534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1">
                <text:p>221</text:p>
              </table:table-cell>
              <table:table-cell office:value-type="float" office:value="221.047092502396">
                <text:p>221.047092502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">
                <text:p>222</text:p>
              </table:table-cell>
              <table:table-cell office:value-type="float" office:value="222.10079292008">
                <text:p>222.10079292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">
                <text:p>223</text:p>
              </table:table-cell>
              <table:table-cell office:value-type="float" office:value="223.140322104479">
                <text:p>223.140322104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">
                <text:p>224</text:p>
              </table:table-cell>
              <table:table-cell office:value-type="float" office:value="224.165523506324">
                <text:p>224.165523506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">
                <text:p>225</text:p>
              </table:table-cell>
              <table:table-cell office:value-type="float" office:value="225.176242734052">
                <text:p>225.176242734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6">
                <text:p>226</text:p>
              </table:table-cell>
              <table:table-cell office:value-type="float" office:value="226.172327577068">
                <text:p>226.172327577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">
                <text:p>227</text:p>
              </table:table-cell>
              <table:table-cell office:value-type="float" office:value="227.153628028656">
                <text:p>227.15362802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8">
                <text:p>228</text:p>
              </table:table-cell>
              <table:table-cell office:value-type="float" office:value="228.119996308579">
                <text:p>228.11999630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9">
                <text:p>229</text:p>
              </table:table-cell>
              <table:table-cell office:value-type="float" office:value="229.071286885328">
                <text:p>229.071286885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0">
                <text:p>230</text:p>
              </table:table-cell>
              <table:table-cell office:value-type="float" office:value="230.007356498042">
                <text:p>230.007356498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1">
                <text:p>231</text:p>
              </table:table-cell>
              <table:table-cell office:value-type="float" office:value="230.92806417808">
                <text:p>230.92806417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2">
                <text:p>232</text:p>
              </table:table-cell>
              <table:table-cell office:value-type="float" office:value="231.833271270251">
                <text:p>231.833271270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3">
                <text:p>233</text:p>
              </table:table-cell>
              <table:table-cell office:value-type="float" office:value="232.722841453698">
                <text:p>232.722841453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">
                <text:p>234</text:p>
              </table:table-cell>
              <table:table-cell office:value-type="float" office:value="233.596640762423">
                <text:p>233.596640762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">
                <text:p>234</text:p>
              </table:table-cell>
              <table:table-cell office:value-type="float" office:value="234.454537605464">
                <text:p>234.454537605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5">
                <text:p>235</text:p>
              </table:table-cell>
              <table:table-cell office:value-type="float" office:value="235.296402786713">
                <text:p>235.2964027867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36.122109524369">
                <text:p>236.122109524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7">
                <text:p>237</text:p>
              </table:table-cell>
              <table:table-cell office:value-type="float" office:value="236.931533470035">
                <text:p>236.931533470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">
                <text:p>238</text:p>
              </table:table-cell>
              <table:table-cell office:value-type="float" office:value="237.724552727441">
                <text:p>237.7245527274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238.501047870806">
                <text:p>238.501047870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239.260901962817">
                <text:p>239.260901962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40.004000572241">
                <text:p>240.004000572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240.730231791162">
                <text:p>240.7302317911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">
                <text:p>241</text:p>
              </table:table-cell>
              <table:table-cell office:value-type="float" office:value="241.43948625183">
                <text:p>241.43948625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2">
                <text:p>242</text:p>
              </table:table-cell>
              <table:table-cell office:value-type="float" office:value="242.131657143132">
                <text:p>242.131657143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242.806640226677">
                <text:p>242.806640226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">
                <text:p>243</text:p>
              </table:table-cell>
              <table:table-cell office:value-type="float" office:value="243.464333852496">
                <text:p>243.464333852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">
                <text:p>244</text:p>
              </table:table-cell>
              <table:table-cell office:value-type="float" office:value="244.104638974348">
                <text:p>244.104638974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5">
                <text:p>245</text:p>
              </table:table-cell>
              <table:table-cell office:value-type="float" office:value="244.727459164637">
                <text:p>244.727459164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5">
                <text:p>245</text:p>
              </table:table-cell>
              <table:table-cell office:value-type="float" office:value="245.332700628933">
                <text:p>245.3327006289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6">
                <text:p>246</text:p>
              </table:table-cell>
              <table:table-cell office:value-type="float" office:value="245.920272220098">
                <text:p>245.920272220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6">
                <text:p>246</text:p>
              </table:table-cell>
              <table:table-cell office:value-type="float" office:value="246.490085452012">
                <text:p>246.490085452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47.042054512897">
                <text:p>247.042054512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247.576096278244">
                <text:p>247.576096278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248.092130323326">
                <text:p>248.0921303233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">
                <text:p>249</text:p>
              </table:table-cell>
              <table:table-cell office:value-type="float" office:value="248.590078935316">
                <text:p>248.590078935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9">
                <text:p>249</text:p>
              </table:table-cell>
              <table:table-cell office:value-type="float" office:value="249.069867124983">
                <text:p>249.069867124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">
                <text:p>250</text:p>
              </table:table-cell>
              <table:table-cell office:value-type="float" office:value="249.531422637991">
                <text:p>249.531422637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">
                <text:p>250</text:p>
              </table:table-cell>
              <table:table-cell office:value-type="float" office:value="249.974675965777">
                <text:p>249.9746759657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">
                <text:p>250</text:p>
              </table:table-cell>
              <table:table-cell office:value-type="float" office:value="250.399560356021">
                <text:p>250.399560356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1">
                <text:p>251</text:p>
              </table:table-cell>
              <table:table-cell office:value-type="float" office:value="250.806011822696">
                <text:p>250.806011822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1">
                <text:p>251</text:p>
              </table:table-cell>
              <table:table-cell office:value-type="float" office:value="251.193969155707">
                <text:p>251.1939691557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2">
                <text:p>252</text:p>
              </table:table-cell>
              <table:table-cell office:value-type="float" office:value="251.563373930106">
                <text:p>251.563373930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2">
                <text:p>252</text:p>
              </table:table-cell>
              <table:table-cell office:value-type="float" office:value="251.914170514893">
                <text:p>251.914170514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">
                <text:p>252</text:p>
              </table:table-cell>
              <table:table-cell office:value-type="float" office:value="252.246306081393">
                <text:p>252.246306081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3">
                <text:p>253</text:p>
              </table:table-cell>
              <table:table-cell office:value-type="float" office:value="252.55973061121">
                <text:p>252.55973061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3">
                <text:p>253</text:p>
              </table:table-cell>
              <table:table-cell office:value-type="float" office:value="252.854396903764">
                <text:p>252.8543969037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3">
                <text:p>253</text:p>
              </table:table-cell>
              <table:table-cell office:value-type="float" office:value="253.130260583396">
                <text:p>253.130260583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3">
                <text:p>253</text:p>
              </table:table-cell>
              <table:table-cell office:value-type="float" office:value="253.387280106048">
                <text:p>253.3872801060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4">
                <text:p>254</text:p>
              </table:table-cell>
              <table:table-cell office:value-type="float" office:value="253.625416765527">
                <text:p>253.625416765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4">
                <text:p>254</text:p>
              </table:table-cell>
              <table:table-cell office:value-type="float" office:value="253.844634699328">
                <text:p>253.844634699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">
                <text:p>254</text:p>
              </table:table-cell>
              <table:table-cell office:value-type="float" office:value="254.044900894036">
                <text:p>254.044900894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">
                <text:p>254</text:p>
              </table:table-cell>
              <table:table-cell office:value-type="float" office:value="254.226185190299">
                <text:p>254.226185190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4">
                <text:p>254</text:p>
              </table:table-cell>
              <table:table-cell office:value-type="float" office:value="254.388460287369">
                <text:p>254.388460287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54.531701747213">
                <text:p>254.531701747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54.655887998194">
                <text:p>254.655887998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54.761000338319">
                <text:p>254.761000338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4.847022938057">
                <text:p>254.847022938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">
                <text:p>255</text:p>
              </table:table-cell>
              <table:table-cell office:value-type="float" office:value="254.91394284272">
                <text:p>254.913942842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4.961749974418">
                <text:p>254.961749974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254.990437133571">
                <text:p>254.990437133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0" loext:min-decimal-places="0" number:min-intege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15cm" svg:height="14.802cm" xlink:href=".." xlink:type="simple" chart:class="chart:line" chart:style-name="ch1">
        <chart:legend chart:legend-position="end" svg:x="23.701cm" svg:y="6.853cm" style:legend-expansion="high" chart:style-name="ch2"/>
        <chart:plot-area chart:style-name="ch3" table:cell-range-address="Tabelle1.K1:Tabelle1.L20" chart:data-source-has-labels="row" svg:x="0.526cm" svg:y="0.296cm" svg:width="22.649cm" svg:height="14.21cm">
          <chartooo:coordinate-region svg:x="1.333cm" svg:y="0.496cm" svg:width="21.655cm" svg:height="13.3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K2:Tabelle1.K20" chart:label-cell-address="Tabelle1.K1:Tabelle1.K1" chart:class="chart:line">
            <chart:data-point chart:repeated="19"/>
          </chart:series>
          <chart:series chart:style-name="ch8" chart:values-cell-range-address="Tabelle1.L2:Tabelle1.L20" chart:label-cell-address="Tabelle1.L1:Tabelle1.L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turn</text:p>
                <draw:g>
                  <svg:desc>Tabelle1.K1:Tabelle1.K1</svg:desc>
                </draw:g>
              </table:table-cell>
              <table:table-cell office:value-type="string">
                <text:p/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Tabelle1.K2:Tabelle1.K20</svg:desc>
                </draw:g>
              </table:table-cell>
              <table:table-cell office:value-type="float" office:value="128">
                <text:p>128</text:p>
                <draw:g>
                  <svg:desc>Tabelle1.L2:Tabelle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600795910366">
                <text:p>176.600795910366</text:p>
              </table:table-cell>
              <table:table-cell office:value-type="float" office:value="212.126803753952">
                <text:p>212.126803753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.802561210692">
                <text:p>217.802561210692</text:p>
              </table:table-cell>
              <table:table-cell office:value-type="float" office:value="254.044900894036">
                <text:p>254.044900894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.332700628933">
                <text:p>245.332700628933</text:p>
              </table:table-cell>
              <table:table-cell office:value-type="float" office:value="231.833271270251">
                <text:p>231.833271270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.990437133571">
                <text:p>254.990437133571</text:p>
              </table:table-cell>
              <table:table-cell office:value-type="float" office:value="157.344379751645">
                <text:p>157.344379751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.727459164637">
                <text:p>244.727459164637</text:p>
              </table:table-cell>
              <table:table-cell office:value-type="float" office:value="68.5115837083035">
                <text:p>68.5115837083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69378367494">
                <text:p>216.69378367494</text:p>
              </table:table-cell>
              <table:table-cell office:value-type="float" office:value="8.50991454798816">
                <text:p>8.50991454798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.157283631883">
                <text:p>175.157283631883</text:p>
              </table:table-cell>
              <table:table-cell office:value-type="float" office:value="8.50991454798816">
                <text:p>8.50991454798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68.5115837083035">
                <text:p>68.5115837083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3992040896336">
                <text:p>78.3992040896336</text:p>
              </table:table-cell>
              <table:table-cell office:value-type="float" office:value="157.344379751645">
                <text:p>157.344379751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1974387893085">
                <text:p>37.1974387893085</text:p>
              </table:table-cell>
              <table:table-cell office:value-type="float" office:value="231.833271270251">
                <text:p>231.833271270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6729937106658">
                <text:p>9.66729937106658</text:p>
              </table:table-cell>
              <table:table-cell office:value-type="float" office:value="254.044900894036">
                <text:p>254.044900894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56286642866644">
                <text:p>0.00956286642866644</text:p>
              </table:table-cell>
              <table:table-cell office:value-type="float" office:value="212.126803753952">
                <text:p>212.126803753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725408353627">
                <text:p>10.27254083536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3062163250604">
                <text:p>38.3062163250604</text:p>
              </table:table-cell>
              <table:table-cell office:value-type="float" office:value="44.0470489448704">
                <text:p>44.0470489448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8427163681166">
                <text:p>79.8427163681166</text:p>
              </table:table-cell>
              <table:table-cell office:value-type="float" office:value="1.15536530067195">
                <text:p>1.15536530067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22.2771585463018">
                <text:p>22.277158546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00795910366">
                <text:p>176.600795910366</text:p>
              </table:table-cell>
              <table:table-cell office:value-type="float" office:value="96.1415171522855">
                <text:p>96.1415171522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.802561210692">
                <text:p>217.802561210692</text:p>
              </table:table-cell>
              <table:table-cell office:value-type="float" office:value="185.100638866135">
                <text:p>185.100638866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